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T2" style:parent-style-name="DefaultParagraphFont" style:family="text">
      <style:text-properties fo:color="#000000"/>
    </style:style>
    <style:style style:name="T3" style:parent-style-name="DefaultParagraphFont" style:family="text">
      <style:text-properties fo:color="#000000"/>
    </style:style>
    <style:style style:name="T4" style:parent-style-name="DefaultParagraphFont" style:family="text">
      <style:text-properties fo:color="#000000"/>
    </style:style>
    <style:style style:name="T5" style:parent-style-name="DefaultParagraphFont" style:family="text">
      <style:text-properties fo:color="#000000"/>
    </style:style>
    <style:style style:name="T6" style:parent-style-name="DefaultParagraphFont" style:family="text">
      <style:text-properties fo:color="#000000"/>
    </style:style>
    <style:style style:name="P7" style:parent-style-name="Standard" style:family="paragraph">
      <style:text-properties fo:color="#000000"/>
    </style:style>
    <style:style style:name="T8" style:parent-style-name="DefaultParagraphFont" style:family="text">
      <style:text-properties fo:color="#000000"/>
    </style:style>
    <style:style style:name="T9" style:parent-style-name="DefaultParagraphFont" style:family="text">
      <style:text-properties fo:color="#000000"/>
    </style:style>
    <style:style style:name="T10" style:parent-style-name="DefaultParagraphFont" style:family="text">
      <style:text-properties fo:color="#000000"/>
    </style:style>
    <style:style style:name="P11" style:parent-style-name="Standard" style:family="paragraph">
      <style:text-properties fo:color="#000000"/>
    </style:style>
    <style:style style:name="T12" style:parent-style-name="DefaultParagraphFont" style:family="text">
      <style:text-properties fo:color="#000000"/>
    </style:style>
    <style:style style:name="T13" style:parent-style-name="DefaultParagraphFont" style:family="text">
      <style:text-properties fo:color="#000000"/>
    </style:style>
    <style:style style:name="T14" style:parent-style-name="DefaultParagraphFont" style:family="text">
      <style:text-properties fo:color="#000000"/>
    </style:style>
    <style:style style:name="T15" style:parent-style-name="DefaultParagraphFont" style:family="text">
      <style:text-properties fo:color="#000000"/>
    </style:style>
    <style:style style:name="T16" style:parent-style-name="DefaultParagraphFont" style:family="text">
      <style:text-properties fo:color="#000000"/>
    </style:style>
    <style:style style:name="T17" style:parent-style-name="DefaultParagraphFont" style:family="text">
      <style:text-properties fo:color="#000000"/>
    </style:style>
    <style:style style:name="T18" style:parent-style-name="DefaultParagraphFont" style:family="text">
      <style:text-properties fo:color="#000000"/>
    </style:style>
    <style:style style:name="P19" style:parent-style-name="Standard" style:family="paragraph">
      <style:text-properties fo:color="#000000"/>
    </style:style>
    <style:style style:name="T20" style:parent-style-name="DefaultParagraphFont" style:family="text">
      <style:text-properties fo:color="#000000"/>
    </style:style>
    <style:style style:name="T21" style:parent-style-name="DefaultParagraphFont" style:family="text">
      <style:text-properties fo:color="#000000"/>
    </style:style>
    <style:style style:name="T22" style:parent-style-name="DefaultParagraphFont" style:family="text">
      <style:text-properties fo:color="#000000"/>
    </style:style>
    <style:style style:name="T23" style:parent-style-name="DefaultParagraphFont" style:family="text">
      <style:text-properties fo:color="#000000"/>
    </style:style>
    <style:style style:name="T24" style:parent-style-name="DefaultParagraphFont" style:family="text">
      <style:text-properties fo:color="#000000"/>
    </style:style>
    <style:style style:name="T25" style:parent-style-name="DefaultParagraphFont" style:family="text">
      <style:text-properties fo:color="#000000"/>
    </style:style>
    <style:style style:name="T26" style:parent-style-name="DefaultParagraphFont" style:family="text">
      <style:text-properties fo:color="#000000"/>
    </style:style>
    <style:style style:name="T27" style:parent-style-name="DefaultParagraphFont" style:family="text">
      <style:text-properties fo:color="#000000"/>
    </style:style>
    <style:style style:name="T28" style:parent-style-name="DefaultParagraphFont" style:family="text">
      <style:text-properties fo:color="#000000"/>
    </style:style>
    <style:style style:name="T29" style:parent-style-name="DefaultParagraphFont" style:family="text">
      <style:text-properties fo:color="#000000"/>
    </style:style>
    <style:style style:name="T30" style:parent-style-name="DefaultParagraphFont" style:family="text">
      <style:text-properties fo:color="#000000"/>
    </style:style>
    <style:style style:name="P31" style:parent-style-name="Standard" style:family="paragraph">
      <style:text-properties fo:color="#000000"/>
    </style:style>
    <style:style style:name="T32" style:parent-style-name="DefaultParagraphFont" style:family="text">
      <style:text-properties fo:color="#000000"/>
    </style:style>
    <style:style style:name="T33" style:parent-style-name="DefaultParagraphFont" style:family="text">
      <style:text-properties fo:color="#000000"/>
    </style:style>
    <style:style style:name="T34" style:parent-style-name="DefaultParagraphFont" style:family="text">
      <style:text-properties fo:color="#000000"/>
    </style:style>
    <style:style style:name="T35" style:parent-style-name="DefaultParagraphFont" style:family="text">
      <style:text-properties fo:color="#000000"/>
    </style:style>
    <style:style style:name="T36" style:parent-style-name="DefaultParagraphFont" style:family="text">
      <style:text-properties fo:color="#000000"/>
    </style:style>
    <style:style style:name="T37" style:parent-style-name="DefaultParagraphFont" style:family="text">
      <style:text-properties fo:color="#000000"/>
    </style:style>
    <style:style style:name="T38" style:parent-style-name="DefaultParagraphFont" style:family="text">
      <style:text-properties fo:color="#000000"/>
    </style:style>
    <style:style style:name="T39" style:parent-style-name="DefaultParagraphFont" style:family="text">
      <style:text-properties fo:color="#000000"/>
    </style:style>
    <style:style style:name="T40" style:parent-style-name="DefaultParagraphFont" style:family="text">
      <style:text-properties fo:color="#000000"/>
    </style:style>
    <style:style style:name="T41" style:parent-style-name="DefaultParagraphFont" style:family="text">
      <style:text-properties fo:color="#000000"/>
    </style:style>
    <style:style style:name="T42" style:parent-style-name="DefaultParagraphFont" style:family="text">
      <style:text-properties fo:color="#000000"/>
    </style:style>
    <style:style style:name="T43" style:parent-style-name="DefaultParagraphFont" style:family="text">
      <style:text-properties fo:color="#000000"/>
    </style:style>
    <style:style style:name="T44" style:parent-style-name="DefaultParagraphFont" style:family="text">
      <style:text-properties fo:color="#000000"/>
    </style:style>
    <style:style style:name="T45" style:parent-style-name="DefaultParagraphFont" style:family="text">
      <style:text-properties fo:color="#000000"/>
    </style:style>
    <style:style style:name="P46" style:parent-style-name="Standard" style:family="paragraph">
      <style:text-properties fo:color="#000000"/>
    </style:style>
    <style:style style:name="T47" style:parent-style-name="DefaultParagraphFont" style:family="text">
      <style:text-properties fo:color="#000000"/>
    </style:style>
    <style:style style:name="T48" style:parent-style-name="DefaultParagraphFont" style:family="text">
      <style:text-properties fo:color="#000000"/>
    </style:style>
    <style:style style:name="T49" style:parent-style-name="DefaultParagraphFont" style:family="text">
      <style:text-properties fo:color="#000000"/>
    </style:style>
    <style:style style:name="T50" style:parent-style-name="DefaultParagraphFont" style:family="text">
      <style:text-properties fo:color="#000000"/>
    </style:style>
    <style:style style:name="T51" style:parent-style-name="DefaultParagraphFont" style:family="text">
      <style:text-properties fo:color="#000000"/>
    </style:style>
    <style:style style:name="T52" style:parent-style-name="DefaultParagraphFont" style:family="text">
      <style:text-properties fo:color="#000000"/>
    </style:style>
    <style:style style:name="T53" style:parent-style-name="DefaultParagraphFont" style:family="text">
      <style:text-properties fo:color="#000000"/>
    </style:style>
    <style:style style:name="P54" style:parent-style-name="Standard" style:family="paragraph">
      <style:text-properties fo:color="#000000"/>
    </style:style>
    <style:style style:name="T55" style:parent-style-name="DefaultParagraphFont" style:family="text">
      <style:text-properties fo:color="#000000"/>
    </style:style>
    <style:style style:name="T56" style:parent-style-name="DefaultParagraphFont" style:family="text">
      <style:text-properties fo:color="#000000"/>
    </style:style>
    <style:style style:name="T57" style:parent-style-name="DefaultParagraphFont" style:family="text">
      <style:text-properties fo:color="#000000"/>
    </style:style>
    <style:style style:name="T58" style:parent-style-name="DefaultParagraphFont" style:family="text">
      <style:text-properties fo:color="#000000"/>
    </style:style>
    <style:style style:name="T59" style:parent-style-name="DefaultParagraphFont" style:family="text">
      <style:text-properties fo:color="#000000"/>
    </style:style>
    <style:style style:name="T60" style:parent-style-name="DefaultParagraphFont" style:family="text">
      <style:text-properties fo:color="#000000"/>
    </style:style>
    <style:style style:name="P61" style:parent-style-name="Standard" style:family="paragraph">
      <style:text-properties fo:color="#000000"/>
    </style:style>
    <style:style style:name="T62" style:parent-style-name="DefaultParagraphFont" style:family="text">
      <style:text-properties fo:color="#000000"/>
    </style:style>
    <style:style style:name="T63" style:parent-style-name="DefaultParagraphFont" style:family="text">
      <style:text-properties fo:color="#000000"/>
    </style:style>
    <style:style style:name="T64" style:parent-style-name="DefaultParagraphFont" style:family="text">
      <style:text-properties fo:color="#000000"/>
    </style:style>
    <style:style style:name="T65" style:parent-style-name="DefaultParagraphFont" style:family="text">
      <style:text-properties fo:color="#000000"/>
    </style:style>
    <style:style style:name="T66" style:parent-style-name="DefaultParagraphFont" style:family="text">
      <style:text-properties fo:color="#000000"/>
    </style:style>
    <style:style style:name="P67" style:parent-style-name="Standard" style:family="paragraph">
      <style:text-properties fo:color="#000000"/>
    </style:style>
    <style:style style:name="T68" style:parent-style-name="DefaultParagraphFont" style:family="text">
      <style:text-properties fo:color="#000000"/>
    </style:style>
    <style:style style:name="T69" style:parent-style-name="DefaultParagraphFont" style:family="text">
      <style:text-properties fo:color="#000000"/>
    </style:style>
    <style:style style:name="T70" style:parent-style-name="DefaultParagraphFont" style:family="text">
      <style:text-properties fo:color="#000000"/>
    </style:style>
    <style:style style:name="T71" style:parent-style-name="DefaultParagraphFont" style:family="text">
      <style:text-properties fo:color="#000000"/>
    </style:style>
    <style:style style:name="T72" style:parent-style-name="DefaultParagraphFont" style:family="text">
      <style:text-properties fo:color="#000000"/>
    </style:style>
    <style:style style:name="P73" style:parent-style-name="Standard" style:family="paragraph">
      <style:text-properties fo:color="#000000"/>
    </style:style>
    <style:style style:name="T74" style:parent-style-name="DefaultParagraphFont" style:family="text">
      <style:text-properties fo:color="#000000"/>
    </style:style>
    <style:style style:name="T75" style:parent-style-name="DefaultParagraphFont" style:family="text">
      <style:text-properties fo:color="#000000"/>
    </style:style>
    <style:style style:name="T76" style:parent-style-name="DefaultParagraphFont" style:family="text">
      <style:text-properties fo:color="#000000"/>
    </style:style>
    <style:style style:name="T77" style:parent-style-name="DefaultParagraphFont" style:family="text">
      <style:text-properties fo:color="#000000"/>
    </style:style>
    <style:style style:name="P78" style:parent-style-name="Standard" style:family="paragraph">
      <style:text-properties fo:color="#000000"/>
    </style:style>
    <style:style style:name="T79" style:parent-style-name="DefaultParagraphFont" style:family="text">
      <style:text-properties fo:color="#000000"/>
    </style:style>
    <style:style style:name="T80" style:parent-style-name="DefaultParagraphFont" style:family="text">
      <style:text-properties fo:color="#000000"/>
    </style:style>
    <style:style style:name="T81" style:parent-style-name="DefaultParagraphFont" style:family="text">
      <style:text-properties fo:color="#000000"/>
    </style:style>
    <style:style style:name="T82" style:parent-style-name="DefaultParagraphFont" style:family="text">
      <style:text-properties fo:color="#000000"/>
    </style:style>
    <style:style style:name="T83" style:parent-style-name="DefaultParagraphFont" style:family="text">
      <style:text-properties fo:color="#000000"/>
    </style:style>
    <style:style style:name="P84" style:parent-style-name="Standard" style:family="paragraph">
      <style:text-properties fo:color="#000000"/>
    </style:style>
    <style:style style:name="T85" style:parent-style-name="DefaultParagraphFont" style:family="text">
      <style:text-properties fo:color="#000000"/>
    </style:style>
    <style:style style:name="T86" style:parent-style-name="DefaultParagraphFont" style:family="text">
      <style:text-properties fo:color="#000000"/>
    </style:style>
    <style:style style:name="T87" style:parent-style-name="DefaultParagraphFont" style:family="text">
      <style:text-properties fo:color="#000000"/>
    </style:style>
    <style:style style:name="T88" style:parent-style-name="DefaultParagraphFont" style:family="text">
      <style:text-properties fo:color="#000000"/>
    </style:style>
    <style:style style:name="P89" style:parent-style-name="Standard" style:family="paragraph">
      <style:text-properties fo:color="#000000"/>
    </style:style>
    <style:style style:name="T90" style:parent-style-name="DefaultParagraphFont" style:family="text">
      <style:text-properties fo:color="#000000"/>
    </style:style>
    <style:style style:name="T91" style:parent-style-name="DefaultParagraphFont" style:family="text">
      <style:text-properties fo:color="#000000"/>
    </style:style>
    <style:style style:name="T92" style:parent-style-name="DefaultParagraphFont" style:family="text">
      <style:text-properties fo:color="#000000"/>
    </style:style>
    <style:style style:name="T93" style:parent-style-name="DefaultParagraphFont" style:family="text">
      <style:text-properties fo:color="#000000"/>
    </style:style>
    <style:style style:name="P94" style:parent-style-name="Standard" style:family="paragraph">
      <style:text-properties fo:color="#000000"/>
    </style:style>
    <style:style style:name="T95" style:parent-style-name="DefaultParagraphFont" style:family="text">
      <style:text-properties fo:color="#000000"/>
    </style:style>
    <style:style style:name="T96" style:parent-style-name="DefaultParagraphFont" style:family="text">
      <style:text-properties fo:color="#000000"/>
    </style:style>
    <style:style style:name="T97" style:parent-style-name="DefaultParagraphFont" style:family="text">
      <style:text-properties fo:color="#000000"/>
    </style:style>
    <style:style style:name="T98" style:parent-style-name="DefaultParagraphFont" style:family="text">
      <style:text-properties fo:color="#000000"/>
    </style:style>
    <style:style style:name="T99" style:parent-style-name="DefaultParagraphFont" style:family="text">
      <style:text-properties fo:color="#000000"/>
    </style:style>
    <style:style style:name="T100" style:parent-style-name="DefaultParagraphFont" style:family="text">
      <style:text-properties fo:color="#000000"/>
    </style:style>
    <style:style style:name="P101" style:parent-style-name="Standard" style:family="paragraph">
      <style:text-properties fo:color="#000000"/>
    </style:style>
    <style:style style:name="T102" style:parent-style-name="DefaultParagraphFont" style:family="text">
      <style:text-properties fo:color="#000000"/>
    </style:style>
    <style:style style:name="T103" style:parent-style-name="DefaultParagraphFont" style:family="text">
      <style:text-properties fo:color="#000000"/>
    </style:style>
    <style:style style:name="T104" style:parent-style-name="DefaultParagraphFont" style:family="text">
      <style:text-properties fo:color="#000000"/>
    </style:style>
    <style:style style:name="T105" style:parent-style-name="DefaultParagraphFont" style:family="text">
      <style:text-properties fo:color="#000000"/>
    </style:style>
    <style:style style:name="T106" style:parent-style-name="DefaultParagraphFont" style:family="text">
      <style:text-properties fo:color="#000000"/>
    </style:style>
    <style:style style:name="T107" style:parent-style-name="DefaultParagraphFont" style:family="text">
      <style:text-properties fo:color="#000000"/>
    </style:style>
    <style:style style:name="T108" style:parent-style-name="DefaultParagraphFont" style:family="text">
      <style:text-properties fo:color="#000000"/>
    </style:style>
    <style:style style:name="T109" style:parent-style-name="DefaultParagraphFont" style:family="text">
      <style:text-properties fo:color="#000000"/>
    </style:style>
    <style:style style:name="P110" style:parent-style-name="Standard" style:family="paragraph">
      <style:text-properties fo:color="#000000"/>
    </style:style>
    <style:style style:name="T111" style:parent-style-name="DefaultParagraphFont" style:family="text">
      <style:text-properties fo:color="#000000"/>
    </style:style>
    <style:style style:name="T112" style:parent-style-name="DefaultParagraphFont" style:family="text">
      <style:text-properties fo:color="#000000"/>
    </style:style>
    <style:style style:name="P113" style:parent-style-name="Standard" style:family="paragraph">
      <style:text-properties fo:color="#000000"/>
    </style:style>
    <style:style style:name="T114" style:parent-style-name="DefaultParagraphFont" style:family="text">
      <style:text-properties fo:color="#000000"/>
    </style:style>
    <style:style style:name="T115" style:parent-style-name="DefaultParagraphFont" style:family="text">
      <style:text-properties fo:color="#000000"/>
    </style:style>
    <style:style style:name="T116" style:parent-style-name="DefaultParagraphFont" style:family="text">
      <style:text-properties fo:color="#000000"/>
    </style:style>
    <style:style style:name="T117" style:parent-style-name="DefaultParagraphFont" style:family="text">
      <style:text-properties fo:color="#000000"/>
    </style:style>
    <style:style style:name="T118" style:parent-style-name="DefaultParagraphFont" style:family="text">
      <style:text-properties fo:color="#000000"/>
    </style:style>
    <style:style style:name="T119" style:parent-style-name="DefaultParagraphFont" style:family="text">
      <style:text-properties fo:color="#000000"/>
    </style:style>
    <style:style style:name="T120" style:parent-style-name="DefaultParagraphFont" style:family="text">
      <style:text-properties fo:color="#000000"/>
    </style:style>
    <style:style style:name="T121" style:parent-style-name="DefaultParagraphFont" style:family="text">
      <style:text-properties fo:color="#000000"/>
    </style:style>
    <style:style style:name="T122" style:parent-style-name="DefaultParagraphFont" style:family="text">
      <style:text-properties fo:color="#000000"/>
    </style:style>
    <style:style style:name="T123" style:parent-style-name="DefaultParagraphFont" style:family="text">
      <style:text-properties fo:color="#000000"/>
    </style:style>
    <style:style style:name="T124" style:parent-style-name="DefaultParagraphFont" style:family="text">
      <style:text-properties fo:color="#000000"/>
    </style:style>
    <style:style style:name="T125" style:parent-style-name="DefaultParagraphFont" style:family="text">
      <style:text-properties fo:color="#000000"/>
    </style:style>
    <style:style style:name="T126" style:parent-style-name="DefaultParagraphFont" style:family="text">
      <style:text-properties fo:color="#000000"/>
    </style:style>
    <style:style style:name="T127" style:parent-style-name="DefaultParagraphFont" style:family="text">
      <style:text-properties fo:color="#000000"/>
    </style:style>
    <style:style style:name="T128" style:parent-style-name="DefaultParagraphFont" style:family="text">
      <style:text-properties fo:color="#000000"/>
    </style:style>
    <style:style style:name="T129" style:parent-style-name="DefaultParagraphFont" style:family="text">
      <style:text-properties fo:color="#000000"/>
    </style:style>
    <style:style style:name="T130" style:parent-style-name="DefaultParagraphFont" style:family="text">
      <style:text-properties fo:color="#000000"/>
    </style:style>
    <style:style style:name="T131" style:parent-style-name="DefaultParagraphFont" style:family="text">
      <style:text-properties fo:color="#000000"/>
    </style:style>
    <style:style style:name="T132" style:parent-style-name="DefaultParagraphFont" style:family="text">
      <style:text-properties fo:color="#000000"/>
    </style:style>
    <style:style style:name="T133" style:parent-style-name="DefaultParagraphFont" style:family="text">
      <style:text-properties fo:color="#000000"/>
    </style:style>
    <style:style style:name="T134" style:parent-style-name="DefaultParagraphFont" style:family="text">
      <style:text-properties fo:color="#000000"/>
    </style:style>
    <style:style style:name="T135" style:parent-style-name="DefaultParagraphFont" style:family="text">
      <style:text-properties fo:color="#000000"/>
    </style:style>
    <style:style style:name="T136" style:parent-style-name="DefaultParagraphFont" style:family="text">
      <style:text-properties fo:color="#000000"/>
    </style:style>
    <style:style style:name="T137" style:parent-style-name="DefaultParagraphFont" style:family="text">
      <style:text-properties fo:color="#000000"/>
    </style:style>
    <style:style style:name="T138" style:parent-style-name="DefaultParagraphFont" style:family="text">
      <style:text-properties fo:color="#000000"/>
    </style:style>
    <style:style style:name="T139" style:parent-style-name="DefaultParagraphFont" style:family="text">
      <style:text-properties fo:color="#000000"/>
    </style:style>
    <style:style style:name="T140" style:parent-style-name="DefaultParagraphFont" style:family="text">
      <style:text-properties fo:color="#000000"/>
    </style:style>
    <style:style style:name="T141" style:parent-style-name="DefaultParagraphFont" style:family="text">
      <style:text-properties fo:color="#000000"/>
    </style:style>
    <style:style style:name="P142" style:parent-style-name="Standard" style:family="paragraph">
      <style:text-properties fo:color="#000000"/>
    </style:style>
    <style:style style:name="T143" style:parent-style-name="DefaultParagraphFont" style:family="text">
      <style:text-properties fo:color="#000000"/>
    </style:style>
    <style:style style:name="P144" style:parent-style-name="Standard" style:family="paragraph">
      <style:text-properties fo:color="#000000"/>
    </style:style>
    <style:style style:name="T145" style:parent-style-name="DefaultParagraphFont" style:family="text">
      <style:text-properties fo:color="#000000"/>
    </style:style>
    <style:style style:name="P146" style:parent-style-name="Standard" style:family="paragraph">
      <style:text-properties fo:color="#000000"/>
    </style:style>
    <style:style style:name="T147" style:parent-style-name="DefaultParagraphFont" style:family="text">
      <style:text-properties fo:color="#000000"/>
    </style:style>
    <style:style style:name="T148" style:parent-style-name="DefaultParagraphFont" style:family="text">
      <style:text-properties fo:color="#000000"/>
    </style:style>
    <style:style style:name="T149" style:parent-style-name="DefaultParagraphFont" style:family="text">
      <style:text-properties fo:color="#000000"/>
    </style:style>
    <style:style style:name="T150" style:parent-style-name="DefaultParagraphFont" style:family="text">
      <style:text-properties fo:color="#000000"/>
    </style:style>
    <style:style style:name="T151" style:parent-style-name="DefaultParagraphFont" style:family="text">
      <style:text-properties fo:color="#000000"/>
    </style:style>
    <style:style style:name="T152" style:parent-style-name="DefaultParagraphFont" style:family="text">
      <style:text-properties fo:color="#000000"/>
    </style:style>
    <style:style style:name="T153" style:parent-style-name="DefaultParagraphFont" style:family="text">
      <style:text-properties fo:color="#000000"/>
    </style:style>
    <style:style style:name="T154" style:parent-style-name="DefaultParagraphFont" style:family="text">
      <style:text-properties fo:color="#000000"/>
    </style:style>
    <style:style style:name="T155" style:parent-style-name="DefaultParagraphFont" style:family="text">
      <style:text-properties fo:color="#000000"/>
    </style:style>
    <style:style style:name="T156" style:parent-style-name="DefaultParagraphFont" style:family="text">
      <style:text-properties fo:color="#000000"/>
    </style:style>
    <style:style style:name="T157" style:parent-style-name="DefaultParagraphFont" style:family="text">
      <style:text-properties fo:color="#000000"/>
    </style:style>
    <style:style style:name="T158" style:parent-style-name="DefaultParagraphFont" style:family="text">
      <style:text-properties fo:color="#000000"/>
    </style:style>
    <style:style style:name="T159" style:parent-style-name="DefaultParagraphFont" style:family="text">
      <style:text-properties fo:color="#000000"/>
    </style:style>
    <style:style style:name="T160" style:parent-style-name="DefaultParagraphFont" style:family="text">
      <style:text-properties fo:color="#000000"/>
    </style:style>
    <style:style style:name="T161" style:parent-style-name="DefaultParagraphFont" style:family="text">
      <style:text-properties fo:color="#000000"/>
    </style:style>
    <style:style style:name="T162" style:parent-style-name="DefaultParagraphFont" style:family="text">
      <style:text-properties fo:color="#000000"/>
    </style:style>
    <style:style style:name="T163" style:parent-style-name="DefaultParagraphFont" style:family="text">
      <style:text-properties fo:color="#000000"/>
    </style:style>
    <style:style style:name="T164" style:parent-style-name="DefaultParagraphFont" style:family="text">
      <style:text-properties fo:color="#000000"/>
    </style:style>
    <style:style style:name="T165" style:parent-style-name="DefaultParagraphFont" style:family="text">
      <style:text-properties fo:color="#000000"/>
    </style:style>
    <style:style style:name="T166" style:parent-style-name="DefaultParagraphFont" style:family="text">
      <style:text-properties fo:color="#000000"/>
    </style:style>
    <style:style style:name="T167" style:parent-style-name="DefaultParagraphFont" style:family="text">
      <style:text-properties fo:color="#000000"/>
    </style:style>
    <style:style style:name="T168" style:parent-style-name="DefaultParagraphFont" style:family="text">
      <style:text-properties fo:color="#000000"/>
    </style:style>
    <style:style style:name="T169" style:parent-style-name="DefaultParagraphFont" style:family="text">
      <style:text-properties fo:color="#000000"/>
    </style:style>
    <style:style style:name="T170" style:parent-style-name="DefaultParagraphFont" style:family="text">
      <style:text-properties fo:color="#000000"/>
    </style:style>
    <style:style style:name="T171" style:parent-style-name="DefaultParagraphFont" style:family="text">
      <style:text-properties fo:color="#000000"/>
    </style:style>
    <style:style style:name="T172" style:parent-style-name="DefaultParagraphFont" style:family="text">
      <style:text-properties fo:color="#000000"/>
    </style:style>
    <style:style style:name="T173" style:parent-style-name="DefaultParagraphFont" style:family="text">
      <style:text-properties fo:color="#000000"/>
    </style:style>
    <style:style style:name="T174" style:parent-style-name="DefaultParagraphFont" style:family="text">
      <style:text-properties fo:color="#000000"/>
    </style:style>
    <style:style style:name="T175" style:parent-style-name="DefaultParagraphFont" style:family="text">
      <style:text-properties fo:color="#000000"/>
    </style:style>
    <style:style style:name="T176" style:parent-style-name="DefaultParagraphFont" style:family="text">
      <style:text-properties fo:color="#000000"/>
    </style:style>
    <style:style style:name="T177" style:parent-style-name="DefaultParagraphFont" style:family="text">
      <style:text-properties fo:color="#000000"/>
    </style:style>
    <style:style style:name="T178" style:parent-style-name="DefaultParagraphFont" style:family="text">
      <style:text-properties fo:color="#000000"/>
    </style:style>
    <style:style style:name="T179" style:parent-style-name="DefaultParagraphFont" style:family="text">
      <style:text-properties fo:color="#000000"/>
    </style:style>
    <style:style style:name="T180" style:parent-style-name="DefaultParagraphFont" style:family="text">
      <style:text-properties fo:color="#000000"/>
    </style:style>
    <style:style style:name="T181" style:parent-style-name="DefaultParagraphFont" style:family="text">
      <style:text-properties fo:color="#000000"/>
    </style:style>
    <style:style style:name="T182" style:parent-style-name="DefaultParagraphFont" style:family="text">
      <style:text-properties fo:color="#000000"/>
    </style:style>
    <style:style style:name="T183" style:parent-style-name="DefaultParagraphFont" style:family="text">
      <style:text-properties fo:color="#000000"/>
    </style:style>
    <style:style style:name="P184" style:parent-style-name="Standard" style:family="paragraph">
      <style:text-properties fo:color="#000000"/>
    </style:style>
    <style:style style:name="T185" style:parent-style-name="DefaultParagraphFont" style:family="text">
      <style:text-properties fo:color="#000000"/>
    </style:style>
    <style:style style:name="T186" style:parent-style-name="DefaultParagraphFont" style:family="text">
      <style:text-properties fo:color="#000000"/>
    </style:style>
    <style:style style:name="T187" style:parent-style-name="DefaultParagraphFont" style:family="text">
      <style:text-properties fo:color="#000000"/>
    </style:style>
    <style:style style:name="T188" style:parent-style-name="DefaultParagraphFont" style:family="text">
      <style:text-properties fo:color="#000000"/>
    </style:style>
    <style:style style:name="P189" style:parent-style-name="Standard" style:family="paragraph">
      <style:text-properties fo:color="#000000"/>
    </style:style>
    <style:style style:name="T190" style:parent-style-name="DefaultParagraphFont" style:family="text">
      <style:text-properties fo:color="#000000"/>
    </style:style>
    <style:style style:name="T191" style:parent-style-name="DefaultParagraphFont" style:family="text">
      <style:text-properties fo:color="#000000"/>
    </style:style>
    <style:style style:name="T192" style:parent-style-name="DefaultParagraphFont" style:family="text">
      <style:text-properties fo:color="#000000"/>
    </style:style>
    <style:style style:name="P193" style:parent-style-name="Standard" style:family="paragraph">
      <style:text-properties fo:color="#000000"/>
    </style:style>
    <style:style style:name="T194" style:parent-style-name="DefaultParagraphFont" style:family="text">
      <style:text-properties fo:color="#000000"/>
    </style:style>
    <style:style style:name="T195" style:parent-style-name="DefaultParagraphFont" style:family="text">
      <style:text-properties fo:color="#000000"/>
    </style:style>
    <style:style style:name="T196" style:parent-style-name="DefaultParagraphFont" style:family="text">
      <style:text-properties fo:color="#000000"/>
    </style:style>
    <style:style style:name="P197" style:parent-style-name="Standard" style:family="paragraph">
      <style:text-properties fo:color="#000000"/>
    </style:style>
    <style:style style:name="T198" style:parent-style-name="DefaultParagraphFont" style:family="text">
      <style:text-properties fo:color="#000000"/>
    </style:style>
    <style:style style:name="T199" style:parent-style-name="DefaultParagraphFont" style:family="text">
      <style:text-properties fo:color="#000000"/>
    </style:style>
    <style:style style:name="T200" style:parent-style-name="DefaultParagraphFont" style:family="text">
      <style:text-properties fo:color="#000000"/>
    </style:style>
    <style:style style:name="T201" style:parent-style-name="DefaultParagraphFont" style:family="text">
      <style:text-properties fo:color="#000000"/>
    </style:style>
    <style:style style:name="T202" style:parent-style-name="DefaultParagraphFont" style:family="text">
      <style:text-properties fo:color="#000000"/>
    </style:style>
    <style:style style:name="T203" style:parent-style-name="DefaultParagraphFont" style:family="text">
      <style:text-properties fo:color="#000000"/>
    </style:style>
    <style:style style:name="P204" style:parent-style-name="Standard" style:family="paragraph">
      <style:text-properties fo:color="#000000"/>
    </style:style>
    <style:style style:name="T205" style:parent-style-name="DefaultParagraphFont" style:family="text">
      <style:text-properties fo:color="#000000"/>
    </style:style>
    <style:style style:name="T206" style:parent-style-name="DefaultParagraphFont" style:family="text">
      <style:text-properties fo:color="#000000"/>
    </style:style>
    <style:style style:name="T207" style:parent-style-name="DefaultParagraphFont" style:family="text">
      <style:text-properties fo:color="#000000"/>
    </style:style>
    <style:style style:name="T208" style:parent-style-name="DefaultParagraphFont" style:family="text">
      <style:text-properties fo:color="#000000"/>
    </style:style>
    <style:style style:name="T209" style:parent-style-name="DefaultParagraphFont" style:family="text">
      <style:text-properties fo:color="#000000"/>
    </style:style>
    <style:style style:name="P210" style:parent-style-name="Standard" style:family="paragraph">
      <style:text-properties fo:color="#000000"/>
    </style:style>
    <style:style style:name="T211" style:parent-style-name="DefaultParagraphFont" style:family="text">
      <style:text-properties fo:color="#000000"/>
    </style:style>
    <style:style style:name="T212" style:parent-style-name="DefaultParagraphFont" style:family="text">
      <style:text-properties fo:color="#000000"/>
    </style:style>
    <style:style style:name="T213" style:parent-style-name="DefaultParagraphFont" style:family="text">
      <style:text-properties fo:color="#000000"/>
    </style:style>
    <style:style style:name="T214" style:parent-style-name="DefaultParagraphFont" style:family="text">
      <style:text-properties fo:color="#000000"/>
    </style:style>
    <style:style style:name="P215" style:parent-style-name="Standard" style:family="paragraph">
      <style:text-properties fo:color="#000000"/>
    </style:style>
    <style:style style:name="T216" style:parent-style-name="DefaultParagraphFont" style:family="text">
      <style:text-properties fo:color="#000000"/>
    </style:style>
    <style:style style:name="T217" style:parent-style-name="DefaultParagraphFont" style:family="text">
      <style:text-properties fo:color="#000000"/>
    </style:style>
    <style:style style:name="T218" style:parent-style-name="DefaultParagraphFont" style:family="text">
      <style:text-properties fo:color="#000000"/>
    </style:style>
    <style:style style:name="T219" style:parent-style-name="DefaultParagraphFont" style:family="text">
      <style:text-properties fo:color="#000000"/>
    </style:style>
    <style:style style:name="P220" style:parent-style-name="Standard" style:family="paragraph">
      <style:text-properties fo:color="#000000"/>
    </style:style>
    <style:style style:name="T221" style:parent-style-name="DefaultParagraphFont" style:family="text">
      <style:text-properties fo:color="#000000"/>
    </style:style>
    <style:style style:name="T222" style:parent-style-name="DefaultParagraphFont" style:family="text">
      <style:text-properties fo:color="#000000"/>
    </style:style>
    <style:style style:name="T223" style:parent-style-name="DefaultParagraphFont" style:family="text">
      <style:text-properties fo:color="#000000"/>
    </style:style>
    <style:style style:name="T224" style:parent-style-name="DefaultParagraphFont" style:family="text">
      <style:text-properties fo:color="#000000"/>
    </style:style>
    <style:style style:name="T225" style:parent-style-name="DefaultParagraphFont" style:family="text">
      <style:text-properties fo:color="#000000"/>
    </style:style>
    <style:style style:name="T226" style:parent-style-name="DefaultParagraphFont" style:family="text">
      <style:text-properties fo:color="#000000"/>
    </style:style>
    <style:style style:name="P227" style:parent-style-name="Standard" style:family="paragraph">
      <style:text-properties fo:color="#000000"/>
    </style:style>
    <style:style style:name="T228" style:parent-style-name="DefaultParagraphFont" style:family="text">
      <style:text-properties fo:color="#000000"/>
    </style:style>
    <style:style style:name="T229" style:parent-style-name="DefaultParagraphFont" style:family="text">
      <style:text-properties fo:color="#000000"/>
    </style:style>
    <style:style style:name="T230" style:parent-style-name="DefaultParagraphFont" style:family="text">
      <style:text-properties fo:color="#000000"/>
    </style:style>
    <style:style style:name="T231" style:parent-style-name="DefaultParagraphFont" style:family="text">
      <style:text-properties fo:color="#000000"/>
    </style:style>
    <style:style style:name="T232" style:parent-style-name="DefaultParagraphFont" style:family="text">
      <style:text-properties fo:color="#000000"/>
    </style:style>
    <style:style style:name="T233" style:parent-style-name="DefaultParagraphFont" style:family="text">
      <style:text-properties fo:color="#000000"/>
    </style:style>
    <style:style style:name="P234" style:parent-style-name="Standard" style:family="paragraph">
      <style:text-properties fo:color="#000000"/>
    </style:style>
    <style:style style:name="T235" style:parent-style-name="DefaultParagraphFont" style:family="text">
      <style:text-properties fo:color="#000000"/>
    </style:style>
    <style:style style:name="T236" style:parent-style-name="DefaultParagraphFont" style:family="text">
      <style:text-properties fo:color="#000000"/>
    </style:style>
    <style:style style:name="T237" style:parent-style-name="DefaultParagraphFont" style:family="text">
      <style:text-properties fo:color="#000000"/>
    </style:style>
    <style:style style:name="T238" style:parent-style-name="DefaultParagraphFont" style:family="text">
      <style:text-properties fo:color="#000000"/>
    </style:style>
    <style:style style:name="T239" style:parent-style-name="DefaultParagraphFont" style:family="text">
      <style:text-properties fo:color="#000000"/>
    </style:style>
    <style:style style:name="T240" style:parent-style-name="DefaultParagraphFont" style:family="text">
      <style:text-properties fo:color="#000000"/>
    </style:style>
    <style:style style:name="T241" style:parent-style-name="DefaultParagraphFont" style:family="text">
      <style:text-properties fo:color="#000000"/>
    </style:style>
    <style:style style:name="T242" style:parent-style-name="DefaultParagraphFont" style:family="text">
      <style:text-properties fo:color="#000000"/>
    </style:style>
    <style:style style:name="T243" style:parent-style-name="DefaultParagraphFont" style:family="text">
      <style:text-properties fo:color="#000000"/>
    </style:style>
    <style:style style:name="T244" style:parent-style-name="DefaultParagraphFont" style:family="text">
      <style:text-properties fo:color="#000000"/>
    </style:style>
    <style:style style:name="T245" style:parent-style-name="DefaultParagraphFont" style:family="text">
      <style:text-properties fo:color="#000000"/>
    </style:style>
    <style:style style:name="T246" style:parent-style-name="DefaultParagraphFont" style:family="text">
      <style:text-properties fo:color="#000000"/>
    </style:style>
    <style:style style:name="T247" style:parent-style-name="DefaultParagraphFont" style:family="text">
      <style:text-properties fo:color="#000000"/>
    </style:style>
    <style:style style:name="T248" style:parent-style-name="DefaultParagraphFont" style:family="text">
      <style:text-properties fo:color="#000000"/>
    </style:style>
    <style:style style:name="T249" style:parent-style-name="DefaultParagraphFont" style:family="text">
      <style:text-properties fo:color="#000000"/>
    </style:style>
    <style:style style:name="T250" style:parent-style-name="DefaultParagraphFont" style:family="text">
      <style:text-properties fo:color="#000000"/>
    </style:style>
    <style:style style:name="T251" style:parent-style-name="DefaultParagraphFont" style:family="text">
      <style:text-properties fo:color="#000000"/>
    </style:style>
    <style:style style:name="T252" style:parent-style-name="DefaultParagraphFont" style:family="text">
      <style:text-properties fo:color="#000000"/>
    </style:style>
    <style:style style:name="T253" style:parent-style-name="DefaultParagraphFont" style:family="text">
      <style:text-properties fo:color="#000000"/>
    </style:style>
    <style:style style:name="T254" style:parent-style-name="DefaultParagraphFont" style:family="text">
      <style:text-properties fo:color="#000000"/>
    </style:style>
    <style:style style:name="T255" style:parent-style-name="DefaultParagraphFont" style:family="text">
      <style:text-properties fo:color="#000000"/>
    </style:style>
    <style:style style:name="T256" style:parent-style-name="DefaultParagraphFont" style:family="text">
      <style:text-properties fo:color="#000000"/>
    </style:style>
    <style:style style:name="T257" style:parent-style-name="DefaultParagraphFont" style:family="text">
      <style:text-properties fo:color="#000000"/>
    </style:style>
    <style:style style:name="T258" style:parent-style-name="DefaultParagraphFont" style:family="text">
      <style:text-properties fo:color="#000000"/>
    </style:style>
    <style:style style:name="T259" style:parent-style-name="DefaultParagraphFont" style:family="text">
      <style:text-properties fo:color="#000000"/>
    </style:style>
    <style:style style:name="T260" style:parent-style-name="DefaultParagraphFont" style:family="text">
      <style:text-properties fo:color="#000000"/>
    </style:style>
    <style:style style:name="T261" style:parent-style-name="DefaultParagraphFont" style:family="text">
      <style:text-properties fo:color="#000000"/>
    </style:style>
    <style:style style:name="T262" style:parent-style-name="DefaultParagraphFont" style:family="text">
      <style:text-properties fo:color="#000000"/>
    </style:style>
    <style:style style:name="T263" style:parent-style-name="DefaultParagraphFont" style:family="text">
      <style:text-properties fo:color="#000000"/>
    </style:style>
    <style:style style:name="T264" style:parent-style-name="DefaultParagraphFont" style:family="text">
      <style:text-properties fo:color="#000000"/>
    </style:style>
    <style:style style:name="T265" style:parent-style-name="DefaultParagraphFont" style:family="text">
      <style:text-properties fo:color="#000000"/>
    </style:style>
    <style:style style:name="T266" style:parent-style-name="DefaultParagraphFont" style:family="text">
      <style:text-properties fo:color="#000000"/>
    </style:style>
    <style:style style:name="T267" style:parent-style-name="DefaultParagraphFont" style:family="text">
      <style:text-properties fo:color="#000000"/>
    </style:style>
    <style:style style:name="T268" style:parent-style-name="DefaultParagraphFont" style:family="text">
      <style:text-properties fo:color="#000000"/>
    </style:style>
    <style:style style:name="T269" style:parent-style-name="DefaultParagraphFont" style:family="text">
      <style:text-properties fo:color="#000000"/>
    </style:style>
    <style:style style:name="T270" style:parent-style-name="DefaultParagraphFont" style:family="text">
      <style:text-properties fo:color="#000000"/>
    </style:style>
    <style:style style:name="T271" style:parent-style-name="DefaultParagraphFont" style:family="text">
      <style:text-properties fo:color="#000000"/>
    </style:style>
    <style:style style:name="T272" style:parent-style-name="DefaultParagraphFont" style:family="text">
      <style:text-properties fo:color="#000000"/>
    </style:style>
    <style:style style:name="T273" style:parent-style-name="DefaultParagraphFont" style:family="text">
      <style:text-properties fo:color="#000000"/>
    </style:style>
    <style:style style:name="T274" style:parent-style-name="DefaultParagraphFont" style:family="text">
      <style:text-properties fo:color="#000000"/>
    </style:style>
    <style:style style:name="T275" style:parent-style-name="DefaultParagraphFont" style:family="text">
      <style:text-properties fo:color="#000000"/>
    </style:style>
    <style:style style:name="T276" style:parent-style-name="DefaultParagraphFont" style:family="text">
      <style:text-properties fo:color="#000000"/>
    </style:style>
    <style:style style:name="T277" style:parent-style-name="DefaultParagraphFont" style:family="text">
      <style:text-properties fo:color="#000000"/>
    </style:style>
    <style:style style:name="T278" style:parent-style-name="DefaultParagraphFont" style:family="text">
      <style:text-properties fo:color="#000000"/>
    </style:style>
    <style:style style:name="T279" style:parent-style-name="DefaultParagraphFont" style:family="text">
      <style:text-properties fo:color="#000000"/>
    </style:style>
    <style:style style:name="T280" style:parent-style-name="DefaultParagraphFont" style:family="text">
      <style:text-properties fo:color="#000000"/>
    </style:style>
    <style:style style:name="T281" style:parent-style-name="DefaultParagraphFont" style:family="text">
      <style:text-properties fo:color="#000000"/>
    </style:style>
    <style:style style:name="T282" style:parent-style-name="DefaultParagraphFont" style:family="text">
      <style:text-properties fo:color="#000000"/>
    </style:style>
    <style:style style:name="T283" style:parent-style-name="DefaultParagraphFont" style:family="text">
      <style:text-properties fo:color="#000000"/>
    </style:style>
    <style:style style:name="T284" style:parent-style-name="DefaultParagraphFont" style:family="text">
      <style:text-properties fo:color="#000000"/>
    </style:style>
    <style:style style:name="T285" style:parent-style-name="DefaultParagraphFont" style:family="text">
      <style:text-properties fo:color="#000000"/>
    </style:style>
    <style:style style:name="T286" style:parent-style-name="DefaultParagraphFont" style:family="text">
      <style:text-properties fo:color="#000000"/>
    </style:style>
    <style:style style:name="T287" style:parent-style-name="DefaultParagraphFont" style:family="text">
      <style:text-properties fo:color="#000000"/>
    </style:style>
    <style:style style:name="T288" style:parent-style-name="DefaultParagraphFont" style:family="text">
      <style:text-properties fo:color="#000000"/>
    </style:style>
    <style:style style:name="T289" style:parent-style-name="DefaultParagraphFont" style:family="text">
      <style:text-properties fo:color="#000000"/>
    </style:style>
    <style:style style:name="T290" style:parent-style-name="DefaultParagraphFont" style:family="text">
      <style:text-properties fo:color="#000000"/>
    </style:style>
    <style:style style:name="T291" style:parent-style-name="DefaultParagraphFont" style:family="text">
      <style:text-properties fo:color="#000000"/>
    </style:style>
    <style:style style:name="T292" style:parent-style-name="DefaultParagraphFont" style:family="text">
      <style:text-properties fo:color="#000000"/>
    </style:style>
    <style:style style:name="T293" style:parent-style-name="DefaultParagraphFont" style:family="text">
      <style:text-properties fo:color="#000000"/>
    </style:style>
    <style:style style:name="T294" style:parent-style-name="DefaultParagraphFont" style:family="text">
      <style:text-properties fo:color="#000000"/>
    </style:style>
    <style:style style:name="T295" style:parent-style-name="DefaultParagraphFont" style:family="text">
      <style:text-properties fo:color="#000000"/>
    </style:style>
    <style:style style:name="T296" style:parent-style-name="DefaultParagraphFont" style:family="text">
      <style:text-properties fo:color="#000000"/>
    </style:style>
    <style:style style:name="P297" style:parent-style-name="Standard" style:family="paragraph">
      <style:text-properties fo:color="#000000"/>
    </style:style>
    <style:style style:name="P298" style:parent-style-name="Standard" style:family="paragraph">
      <style:text-properties fo:color="#000000"/>
    </style:style>
    <style:style style:name="T299" style:parent-style-name="DefaultParagraphFont" style:family="text">
      <style:text-properties fo:color="#000000"/>
    </style:style>
    <style:style style:name="P300" style:parent-style-name="Standard" style:family="paragraph">
      <style:text-properties fo:color="#000000"/>
    </style:style>
    <style:style style:name="P301" style:parent-style-name="Standard" style:family="paragraph">
      <style:text-properties fo:color="#000000"/>
    </style:style>
    <style:style style:name="T302" style:parent-style-name="DefaultParagraphFont" style:family="text">
      <style:text-properties fo:color="#000000"/>
    </style:style>
    <style:style style:name="T303" style:parent-style-name="DefaultParagraphFont" style:family="text">
      <style:text-properties fo:color="#000000"/>
    </style:style>
    <style:style style:name="T304" style:parent-style-name="DefaultParagraphFont" style:family="text">
      <style:text-properties fo:color="#000000"/>
    </style:style>
    <style:style style:name="T305" style:parent-style-name="DefaultParagraphFont" style:family="text">
      <style:text-properties fo:color="#000000"/>
    </style:style>
    <style:style style:name="T306" style:parent-style-name="DefaultParagraphFont" style:family="text">
      <style:text-properties fo:color="#000000"/>
    </style:style>
    <style:style style:name="T307" style:parent-style-name="DefaultParagraphFont" style:family="text">
      <style:text-properties fo:color="#000000"/>
    </style:style>
    <style:style style:name="T308" style:parent-style-name="DefaultParagraphFont" style:family="text">
      <style:text-properties fo:color="#000000"/>
    </style:style>
    <style:style style:name="T309" style:parent-style-name="DefaultParagraphFont" style:family="text">
      <style:text-properties fo:color="#000000"/>
    </style:style>
    <style:style style:name="T310" style:parent-style-name="DefaultParagraphFont" style:family="text">
      <style:text-properties fo:color="#000000"/>
    </style:style>
    <style:style style:name="T311" style:parent-style-name="DefaultParagraphFont" style:family="text">
      <style:text-properties fo:color="#000000"/>
    </style:style>
    <style:style style:name="T312" style:parent-style-name="DefaultParagraphFont" style:family="text">
      <style:text-properties fo:color="#000000"/>
    </style:style>
    <style:style style:name="T313" style:parent-style-name="DefaultParagraphFont" style:family="text">
      <style:text-properties fo:color="#000000"/>
    </style:style>
    <style:style style:name="T314" style:parent-style-name="DefaultParagraphFont" style:family="text">
      <style:text-properties fo:color="#000000"/>
    </style:style>
    <style:style style:name="T315" style:parent-style-name="DefaultParagraphFont" style:family="text">
      <style:text-properties fo:color="#000000"/>
    </style:style>
    <style:style style:name="T316" style:parent-style-name="DefaultParagraphFont" style:family="text">
      <style:text-properties fo:color="#000000"/>
    </style:style>
    <style:style style:name="T317" style:parent-style-name="DefaultParagraphFont" style:family="text">
      <style:text-properties fo:color="#000000"/>
    </style:style>
    <style:style style:name="T318" style:parent-style-name="DefaultParagraphFont" style:family="text">
      <style:text-properties fo:color="#000000"/>
    </style:style>
    <style:style style:name="T319" style:parent-style-name="DefaultParagraphFont" style:family="text">
      <style:text-properties fo:color="#000000"/>
    </style:style>
    <style:style style:name="T320" style:parent-style-name="DefaultParagraphFont" style:family="text">
      <style:text-properties fo:color="#000000"/>
    </style:style>
    <style:style style:name="T321" style:parent-style-name="DefaultParagraphFont" style:family="text">
      <style:text-properties fo:color="#000000"/>
    </style:style>
    <style:style style:name="T322" style:parent-style-name="DefaultParagraphFont" style:family="text">
      <style:text-properties fo:color="#000000"/>
    </style:style>
    <style:style style:name="T323" style:parent-style-name="DefaultParagraphFont" style:family="text">
      <style:text-properties fo:color="#000000"/>
    </style:style>
    <style:style style:name="T324" style:parent-style-name="DefaultParagraphFont" style:family="text">
      <style:text-properties fo:color="#000000"/>
    </style:style>
    <style:style style:name="T325" style:parent-style-name="DefaultParagraphFont" style:family="text">
      <style:text-properties fo:color="#000000"/>
    </style:style>
    <style:style style:name="T326" style:parent-style-name="DefaultParagraphFont" style:family="text">
      <style:text-properties fo:color="#000000"/>
    </style:style>
    <style:style style:name="T327" style:parent-style-name="DefaultParagraphFont" style:family="text">
      <style:text-properties fo:color="#000000"/>
    </style:style>
    <style:style style:name="T328" style:parent-style-name="DefaultParagraphFont" style:family="text">
      <style:text-properties fo:color="#000000"/>
    </style:style>
    <style:style style:name="T329" style:parent-style-name="DefaultParagraphFont" style:family="text">
      <style:text-properties fo:color="#000000"/>
    </style:style>
    <style:style style:name="T330" style:parent-style-name="DefaultParagraphFont" style:family="text">
      <style:text-properties fo:color="#000000"/>
    </style:style>
    <style:style style:name="T331" style:parent-style-name="DefaultParagraphFont" style:family="text">
      <style:text-properties fo:color="#000000"/>
    </style:style>
    <style:style style:name="P332" style:parent-style-name="Standard" style:family="paragraph">
      <style:text-properties fo:color="#000000"/>
    </style:style>
    <style:style style:name="T333" style:parent-style-name="DefaultParagraphFont" style:family="text">
      <style:text-properties fo:color="#000000"/>
    </style:style>
    <style:style style:name="T334" style:parent-style-name="DefaultParagraphFont" style:family="text">
      <style:text-properties fo:color="#000000"/>
    </style:style>
    <style:style style:name="T335" style:parent-style-name="DefaultParagraphFont" style:family="text">
      <style:text-properties fo:color="#000000"/>
    </style:style>
    <style:style style:name="T336" style:parent-style-name="DefaultParagraphFont" style:family="text">
      <style:text-properties fo:color="#000000"/>
    </style:style>
    <style:style style:name="T337" style:parent-style-name="DefaultParagraphFont" style:family="text">
      <style:text-properties fo:color="#000000"/>
    </style:style>
    <style:style style:name="T338" style:parent-style-name="DefaultParagraphFont" style:family="text">
      <style:text-properties fo:color="#000000"/>
    </style:style>
    <style:style style:name="T339" style:parent-style-name="DefaultParagraphFont" style:family="text">
      <style:text-properties fo:color="#000000"/>
    </style:style>
    <style:style style:name="P340" style:parent-style-name="Standard" style:family="paragraph">
      <style:text-properties fo:color="#000000"/>
    </style:style>
    <style:style style:name="T341" style:parent-style-name="DefaultParagraphFont" style:family="text">
      <style:text-properties fo:color="#000000"/>
    </style:style>
    <style:style style:name="T342" style:parent-style-name="DefaultParagraphFont" style:family="text">
      <style:text-properties fo:color="#000000"/>
    </style:style>
    <style:style style:name="T343" style:parent-style-name="DefaultParagraphFont" style:family="text">
      <style:text-properties fo:color="#000000"/>
    </style:style>
    <style:style style:name="T344" style:parent-style-name="DefaultParagraphFont" style:family="text">
      <style:text-properties fo:color="#000000"/>
    </style:style>
    <style:style style:name="T345" style:parent-style-name="DefaultParagraphFont" style:family="text">
      <style:text-properties fo:color="#000000"/>
    </style:style>
    <style:style style:name="P346" style:parent-style-name="Standard" style:family="paragraph">
      <style:text-properties fo:color="#000000"/>
    </style:style>
    <style:style style:name="T347" style:parent-style-name="DefaultParagraphFont" style:family="text">
      <style:text-properties fo:color="#000000"/>
    </style:style>
    <style:style style:name="T348" style:parent-style-name="DefaultParagraphFont" style:family="text">
      <style:text-properties fo:color="#000000"/>
    </style:style>
    <style:style style:name="P349" style:parent-style-name="Standard" style:family="paragraph">
      <style:text-properties fo:color="#000000"/>
    </style:style>
    <style:style style:name="T350" style:parent-style-name="DefaultParagraphFont" style:family="text">
      <style:text-properties fo:color="#000000"/>
    </style:style>
    <style:style style:name="T351" style:parent-style-name="DefaultParagraphFont" style:family="text">
      <style:text-properties fo:color="#000000"/>
    </style:style>
    <style:style style:name="T352" style:parent-style-name="DefaultParagraphFont" style:family="text">
      <style:text-properties fo:color="#000000"/>
    </style:style>
    <style:style style:name="P353" style:parent-style-name="Standard" style:family="paragraph">
      <style:text-properties fo:color="#000000"/>
    </style:style>
    <style:style style:name="T354" style:parent-style-name="DefaultParagraphFont" style:family="text">
      <style:text-properties fo:color="#000000"/>
    </style:style>
    <style:style style:name="T355" style:parent-style-name="DefaultParagraphFont" style:family="text">
      <style:text-properties fo:color="#000000"/>
    </style:style>
    <style:style style:name="T356" style:parent-style-name="DefaultParagraphFont" style:family="text">
      <style:text-properties fo:color="#000000"/>
    </style:style>
    <style:style style:name="T357" style:parent-style-name="DefaultParagraphFont" style:family="text">
      <style:text-properties fo:color="#000000"/>
    </style:style>
    <style:style style:name="T358" style:parent-style-name="DefaultParagraphFont" style:family="text">
      <style:text-properties fo:color="#000000"/>
    </style:style>
    <style:style style:name="T359" style:parent-style-name="DefaultParagraphFont" style:family="text">
      <style:text-properties fo:color="#000000"/>
    </style:style>
    <style:style style:name="T360" style:parent-style-name="DefaultParagraphFont" style:family="text">
      <style:text-properties fo:color="#000000"/>
    </style:style>
    <style:style style:name="P361" style:parent-style-name="Standard" style:family="paragraph">
      <style:text-properties fo:color="#000000"/>
    </style:style>
    <style:style style:name="T362" style:parent-style-name="DefaultParagraphFont" style:family="text">
      <style:text-properties fo:color="#000000"/>
    </style:style>
    <style:style style:name="T363" style:parent-style-name="DefaultParagraphFont" style:family="text">
      <style:text-properties fo:color="#000000"/>
    </style:style>
    <style:style style:name="T364" style:parent-style-name="DefaultParagraphFont" style:family="text">
      <style:text-properties fo:color="#000000"/>
    </style:style>
    <style:style style:name="T365" style:parent-style-name="DefaultParagraphFont" style:family="text">
      <style:text-properties fo:color="#000000"/>
    </style:style>
    <style:style style:name="P366" style:parent-style-name="Standard" style:family="paragraph">
      <style:text-properties fo:color="#000000"/>
    </style:style>
    <style:style style:name="T367" style:parent-style-name="DefaultParagraphFont" style:family="text">
      <style:text-properties fo:color="#000000"/>
    </style:style>
    <style:style style:name="T368" style:parent-style-name="DefaultParagraphFont" style:family="text">
      <style:text-properties fo:color="#000000"/>
    </style:style>
    <style:style style:name="T369" style:parent-style-name="DefaultParagraphFont" style:family="text">
      <style:text-properties fo:color="#000000"/>
    </style:style>
    <style:style style:name="T370" style:parent-style-name="DefaultParagraphFont" style:family="text">
      <style:text-properties fo:color="#000000"/>
    </style:style>
    <style:style style:name="P371" style:parent-style-name="Standard" style:family="paragraph">
      <style:text-properties fo:color="#000000"/>
    </style:style>
    <style:style style:name="T372" style:parent-style-name="DefaultParagraphFont" style:family="text">
      <style:text-properties fo:color="#000000"/>
    </style:style>
    <style:style style:name="T373" style:parent-style-name="DefaultParagraphFont" style:family="text">
      <style:text-properties fo:color="#000000"/>
    </style:style>
    <style:style style:name="T374" style:parent-style-name="DefaultParagraphFont" style:family="text">
      <style:text-properties fo:color="#000000"/>
    </style:style>
    <style:style style:name="T375" style:parent-style-name="DefaultParagraphFont" style:family="text">
      <style:text-properties fo:color="#000000"/>
    </style:style>
    <style:style style:name="T376" style:parent-style-name="DefaultParagraphFont" style:family="text">
      <style:text-properties fo:color="#000000"/>
    </style:style>
    <style:style style:name="P377" style:parent-style-name="Standard" style:family="paragraph">
      <style:text-properties fo:color="#000000"/>
    </style:style>
    <style:style style:name="T378" style:parent-style-name="DefaultParagraphFont" style:family="text">
      <style:text-properties fo:color="#000000"/>
    </style:style>
    <style:style style:name="T379" style:parent-style-name="DefaultParagraphFont" style:family="text">
      <style:text-properties fo:color="#000000"/>
    </style:style>
    <style:style style:name="T380" style:parent-style-name="DefaultParagraphFont" style:family="text">
      <style:text-properties fo:color="#000000"/>
    </style:style>
    <style:style style:name="T381" style:parent-style-name="DefaultParagraphFont" style:family="text">
      <style:text-properties fo:color="#000000"/>
    </style:style>
    <style:style style:name="T382" style:parent-style-name="DefaultParagraphFont" style:family="text">
      <style:text-properties fo:color="#000000"/>
    </style:style>
    <style:style style:name="P383" style:parent-style-name="Standard" style:family="paragraph">
      <style:text-properties fo:color="#000000"/>
    </style:style>
    <style:style style:name="P384" style:parent-style-name="Standard" style:family="paragraph">
      <style:text-properties fo:color="#000000"/>
    </style:style>
    <style:style style:name="T385" style:parent-style-name="DefaultParagraphFont" style:family="text">
      <style:text-properties fo:color="#000000"/>
    </style:style>
    <style:style style:name="T386" style:parent-style-name="DefaultParagraphFont" style:family="text">
      <style:text-properties fo:color="#000000"/>
    </style:style>
    <style:style style:name="T387" style:parent-style-name="DefaultParagraphFont" style:family="text">
      <style:text-properties fo:color="#000000"/>
    </style:style>
    <style:style style:name="T388" style:parent-style-name="DefaultParagraphFont" style:family="text">
      <style:text-properties fo:color="#000000"/>
    </style:style>
    <style:style style:name="T389" style:parent-style-name="DefaultParagraphFont" style:family="text">
      <style:text-properties fo:color="#000000"/>
    </style:style>
    <style:style style:name="T390" style:parent-style-name="DefaultParagraphFont" style:family="text">
      <style:text-properties fo:color="#000000"/>
    </style:style>
    <style:style style:name="T391" style:parent-style-name="DefaultParagraphFont" style:family="text">
      <style:text-properties fo:color="#000000"/>
    </style:style>
    <style:style style:name="T392" style:parent-style-name="DefaultParagraphFont" style:family="text">
      <style:text-properties fo:color="#000000"/>
    </style:style>
    <style:style style:name="T393" style:parent-style-name="DefaultParagraphFont" style:family="text">
      <style:text-properties fo:color="#000000"/>
    </style:style>
    <style:style style:name="T394" style:parent-style-name="DefaultParagraphFont" style:family="text">
      <style:text-properties fo:color="#000000"/>
    </style:style>
    <style:style style:name="T395" style:parent-style-name="DefaultParagraphFont" style:family="text">
      <style:text-properties fo:color="#000000"/>
    </style:style>
    <style:style style:name="T396" style:parent-style-name="DefaultParagraphFont" style:family="text">
      <style:text-properties fo:color="#000000"/>
    </style:style>
    <style:style style:name="T397" style:parent-style-name="DefaultParagraphFont" style:family="text">
      <style:text-properties fo:color="#000000"/>
    </style:style>
    <style:style style:name="T398" style:parent-style-name="DefaultParagraphFont" style:family="text">
      <style:text-properties fo:color="#000000"/>
    </style:style>
    <style:style style:name="T399" style:parent-style-name="DefaultParagraphFont" style:family="text">
      <style:text-properties fo:color="#000000"/>
    </style:style>
    <style:style style:name="T400" style:parent-style-name="DefaultParagraphFont" style:family="text">
      <style:text-properties fo:color="#000000"/>
    </style:style>
    <style:style style:name="T401" style:parent-style-name="DefaultParagraphFont" style:family="text">
      <style:text-properties fo:color="#000000"/>
    </style:style>
    <style:style style:name="T402" style:parent-style-name="DefaultParagraphFont" style:family="text">
      <style:text-properties fo:color="#000000"/>
    </style:style>
    <style:style style:name="T403" style:parent-style-name="DefaultParagraphFont" style:family="text">
      <style:text-properties fo:color="#000000"/>
    </style:style>
    <style:style style:name="T404" style:parent-style-name="DefaultParagraphFont" style:family="text">
      <style:text-properties fo:color="#000000"/>
    </style:style>
    <style:style style:name="T405" style:parent-style-name="DefaultParagraphFont" style:family="text">
      <style:text-properties fo:color="#000000"/>
    </style:style>
    <style:style style:name="T406" style:parent-style-name="DefaultParagraphFont" style:family="text">
      <style:text-properties fo:color="#000000"/>
    </style:style>
    <style:style style:name="T407" style:parent-style-name="DefaultParagraphFont" style:family="text">
      <style:text-properties fo:color="#000000"/>
    </style:style>
    <style:style style:name="T408" style:parent-style-name="DefaultParagraphFont" style:family="text">
      <style:text-properties fo:color="#000000"/>
    </style:style>
    <style:style style:name="T409" style:parent-style-name="DefaultParagraphFont" style:family="text">
      <style:text-properties fo:color="#000000"/>
    </style:style>
    <style:style style:name="T410" style:parent-style-name="DefaultParagraphFont" style:family="text">
      <style:text-properties fo:color="#000000"/>
    </style:style>
    <style:style style:name="T411" style:parent-style-name="DefaultParagraphFont" style:family="text">
      <style:text-properties fo:color="#000000"/>
    </style:style>
    <style:style style:name="T412" style:parent-style-name="DefaultParagraphFont" style:family="text">
      <style:text-properties fo:color="#000000"/>
    </style:style>
    <style:style style:name="T413" style:parent-style-name="DefaultParagraphFont" style:family="text">
      <style:text-properties fo:color="#000000"/>
    </style:style>
    <style:style style:name="T414" style:parent-style-name="DefaultParagraphFont" style:family="text">
      <style:text-properties fo:color="#000000"/>
    </style:style>
    <style:style style:name="P415" style:parent-style-name="Standard" style:family="paragraph">
      <style:text-properties fo:color="#000000"/>
    </style:style>
    <style:style style:name="T416" style:parent-style-name="DefaultParagraphFont" style:family="text">
      <style:text-properties fo:color="#000000"/>
    </style:style>
    <style:style style:name="P417" style:parent-style-name="Standard" style:family="paragraph">
      <style:text-properties fo:color="#000000"/>
    </style:style>
    <style:style style:name="P418" style:parent-style-name="Standard" style:family="paragraph">
      <style:text-properties fo:color="#000000"/>
    </style:style>
    <style:style style:name="T419" style:parent-style-name="DefaultParagraphFont" style:family="text">
      <style:text-properties fo:color="#000000"/>
    </style:style>
    <style:style style:name="T420" style:parent-style-name="DefaultParagraphFont" style:family="text">
      <style:text-properties fo:color="#000000"/>
    </style:style>
    <style:style style:name="T421" style:parent-style-name="DefaultParagraphFont" style:family="text">
      <style:text-properties fo:color="#000000"/>
    </style:style>
    <style:style style:name="T422" style:parent-style-name="DefaultParagraphFont" style:family="text">
      <style:text-properties fo:color="#000000"/>
    </style:style>
    <style:style style:name="T423" style:parent-style-name="DefaultParagraphFont" style:family="text">
      <style:text-properties fo:color="#000000"/>
    </style:style>
    <style:style style:name="T424" style:parent-style-name="DefaultParagraphFont" style:family="text">
      <style:text-properties fo:color="#000000"/>
    </style:style>
    <style:style style:name="T425" style:parent-style-name="DefaultParagraphFont" style:family="text">
      <style:text-properties fo:color="#000000"/>
    </style:style>
    <style:style style:name="T426" style:parent-style-name="DefaultParagraphFont" style:family="text">
      <style:text-properties fo:color="#000000"/>
    </style:style>
    <style:style style:name="T427" style:parent-style-name="DefaultParagraphFont" style:family="text">
      <style:text-properties fo:color="#000000"/>
    </style:style>
    <style:style style:name="T428" style:parent-style-name="DefaultParagraphFont" style:family="text">
      <style:text-properties fo:color="#000000"/>
    </style:style>
    <style:style style:name="T429" style:parent-style-name="DefaultParagraphFont" style:family="text">
      <style:text-properties fo:color="#000000"/>
    </style:style>
    <style:style style:name="T430" style:parent-style-name="DefaultParagraphFont" style:family="text">
      <style:text-properties fo:color="#000000"/>
    </style:style>
    <style:style style:name="T431" style:parent-style-name="DefaultParagraphFont" style:family="text">
      <style:text-properties fo:color="#000000"/>
    </style:style>
    <style:style style:name="T432" style:parent-style-name="DefaultParagraphFont" style:family="text">
      <style:text-properties fo:color="#000000"/>
    </style:style>
    <style:style style:name="T433" style:parent-style-name="DefaultParagraphFont" style:family="text">
      <style:text-properties fo:color="#000000"/>
    </style:style>
    <style:style style:name="T434" style:parent-style-name="DefaultParagraphFont" style:family="text">
      <style:text-properties fo:color="#000000"/>
    </style:style>
    <style:style style:name="T435" style:parent-style-name="DefaultParagraphFont" style:family="text">
      <style:text-properties fo:color="#000000"/>
    </style:style>
    <style:style style:name="T436" style:parent-style-name="DefaultParagraphFont" style:family="text">
      <style:text-properties fo:color="#000000"/>
    </style:style>
    <style:style style:name="T437" style:parent-style-name="DefaultParagraphFont" style:family="text">
      <style:text-properties fo:color="#000000"/>
    </style:style>
    <style:style style:name="T438" style:parent-style-name="DefaultParagraphFont" style:family="text">
      <style:text-properties fo:color="#000000"/>
    </style:style>
    <style:style style:name="T439" style:parent-style-name="DefaultParagraphFont" style:family="text">
      <style:text-properties fo:color="#000000"/>
    </style:style>
    <style:style style:name="T440" style:parent-style-name="DefaultParagraphFont" style:family="text">
      <style:text-properties fo:color="#000000"/>
    </style:style>
    <style:style style:name="T441" style:parent-style-name="DefaultParagraphFont" style:family="text">
      <style:text-properties fo:color="#000000"/>
    </style:style>
    <style:style style:name="T442" style:parent-style-name="DefaultParagraphFont" style:family="text">
      <style:text-properties fo:color="#000000"/>
    </style:style>
    <style:style style:name="T443" style:parent-style-name="DefaultParagraphFont" style:family="text">
      <style:text-properties fo:color="#000000"/>
    </style:style>
    <style:style style:name="T444" style:parent-style-name="DefaultParagraphFont" style:family="text">
      <style:text-properties fo:color="#000000"/>
    </style:style>
    <style:style style:name="T445" style:parent-style-name="DefaultParagraphFont" style:family="text">
      <style:text-properties fo:color="#000000"/>
    </style:style>
    <style:style style:name="T446" style:parent-style-name="DefaultParagraphFont" style:family="text">
      <style:text-properties fo:color="#000000"/>
    </style:style>
    <style:style style:name="P447" style:parent-style-name="Standard" style:family="paragraph">
      <style:text-properties fo:color="#000000"/>
    </style:style>
    <style:style style:name="P448" style:parent-style-name="Standard" style:family="paragraph">
      <style:text-properties fo:color="#000000"/>
    </style:style>
    <style:style style:name="P449" style:parent-style-name="Standard" style:family="paragraph">
      <style:text-properties fo:color="#000000"/>
    </style:style>
  </office:automatic-styles>
  <office:body>
    <office:text text:use-soft-page-breaks="true">
      <text:p text:style-name="P1"><text:span text:style-name="T2">#include &lt;iostream&gt;</text:span></text:p>
      <text:p text:style-name="Standard"><text:span text:style-name="T3">#include &lt;conio.h&gt;</text:span></text:p>
      <text:p text:style-name="Standard"><text:span text:style-name="T4">#include &lt;windows.h&gt;</text:span></text:p>
      <text:p text:style-name="Standard"><text:span text:style-name="T5">#include &lt;stdlib.h&gt;</text:span></text:p>
      <text:p text:style-name="Standard"><text:span text:style-name="T6">using namespace std;</text:span></text:p>
      <text:p text:style-name="P7"/>
      <text:p text:style-name="Standard"><text:span text:style-name="T8">char input_key_easy;</text:span></text:p>
      <text:p text:style-name="Standard"><text:span text:style-name="T9">char input_key_medium;</text:span></text:p>
      <text:p text:style-name="Standard"><text:span text:style-name="T10">char input_key_hard;</text:span></text:p>
      <text:p text:style-name="P11"/>
      <text:p text:style-name="Standard"><text:span text:style-name="T12">void menu();</text:span></text:p>
      <text:p text:style-name="Standard"><text:span text:style-name="T13">void draw_maze_easy();</text:span></text:p>
      <text:p text:style-name="Standard"><text:span text:style-name="T14">void draw_maze_medium();</text:span></text:p>
      <text:p text:style-name="Standard"><text:span text:style-name="T15">void draw_maze_hard();</text:span></text:p>
      <text:p text:style-name="Standard"><text:span text:style-name="T16">void character_movement_easy();</text:span></text:p>
      <text:p text:style-name="Standard"><text:span text:style-name="T17">void character_movement_medium();</text:span></text:p>
      <text:p text:style-name="Standard"><text:span text:style-name="T18">void character_movement_hard();</text:span></text:p>
      <text:p text:style-name="Standard">void gotoXY(int x, int y);</text:p>
      <text:p text:style-name="P19"/>
      <text:p text:style-name="Standard"><text:span text:style-name="T20"><text:s/>//*Int main displays the the menu onto the screen</text:span></text:p>
      <text:p text:style-name="Standard"><text:span text:style-name="T21">int<text:s/></text:span><text:span text:style-name="T22">main()</text:span></text:p>
      <text:p text:style-name="Standard"><text:span text:style-name="T23">{</text:span></text:p>
      <text:p text:style-name="Standard"><text:span text:style-name="T24"><text:s text:c="2"/>menu();</text:span></text:p>
      <text:p text:style-name="Standard"><text:span text:style-name="T25"><text:s text:c="2"/>return 0;</text:span></text:p>
      <text:p text:style-name="Standard"><text:span text:style-name="T26">}</text:span></text:p>
      <text:p text:style-name="Standard"><text:span text:style-name="T27">//*</text:span></text:p>
      <text:p text:style-name="Standard"><text:span text:style-name="T28">void menu()</text:span></text:p>
      <text:p text:style-name="Standard"><text:span text:style-name="T29">{</text:span></text:p>
      <text:p text:style-name="Standard"><text:span text:style-name="T30">char selection;</text:span></text:p>
      <text:p text:style-name="P31"/>
      <text:p text:style-name="Standard"><text:span text:style-name="T32">cout &lt;&lt; " Maze Game Menu" &lt;&lt; endl;</text:span></text:p>
      <text:p text:style-name="Standard"><text:span text:style-name="T33">cout &lt;&lt; "-------------------" &lt;&lt; endl;</text:span></text:p>
      <text:p text:style-name="Standard"><text:span text:style-name="T34">cout &lt;&lt; " " &lt;&lt; endl;</text:span></text:p>
      <text:p text:style-name="Standard"><text:span text:style-name="T35">cout &lt;&lt; " Choose your difficulty" &lt;&lt; endl;</text:span></text:p>
      <text:p text:style-name="Standard"><text:span text:style-name="T36">cout &lt;&lt; "------------------------" &lt;&lt; endl;</text:span></text:p>
      <text:p text:style-name="Standard"><text:span text:style-name="T37">cout &lt;</text:span><text:span text:style-name="T38">&lt; " 1: Easy" &lt;&lt; endl;</text:span></text:p>
      <text:p text:style-name="Standard"><text:span text:style-name="T39">cout &lt;&lt; " 2: Medium" &lt;&lt; endl;</text:span></text:p>
      <text:p text:style-name="Standard"><text:span text:style-name="T40">cout &lt;&lt; " 3: Hard" &lt;&lt; endl;</text:span></text:p>
      <text:p text:style-name="Standard"><text:span text:style-name="T41">cout &lt;&lt; " 4: Exit" &lt;&lt; endl;</text:span></text:p>
      <text:p text:style-name="Standard"><text:span text:style-name="T42">cout &lt;&lt; " " &lt;&lt; endl;</text:span></text:p>
      <text:p text:style-name="Standard"><text:span text:style-name="T43">cout &lt;&lt; " Enter selection: \n";</text:span></text:p>
      <text:p text:style-name="Standard"><text:span text:style-name="T44">cin &gt;&gt; selection;</text:span></text:p>
      <text:p text:style-name="Standard"><text:span text:style-name="T45">cin.ignore();</text:span></text:p>
      <text:p text:style-name="P46"/>
      <text:soft-page-break/>
      <text:p text:style-name="Standard"><text:span text:style-name="T47"><text:s text:c="2"/>if(selection == '1')</text:span></text:p>
      <text:p text:style-name="Standard"><text:span text:style-name="T48"><text:s text:c="2"/>{</text:span></text:p>
      <text:p text:style-name="Standard"><text:span text:style-name="T49"><text:s text:c="4"/>system("cls");</text:span></text:p>
      <text:p text:style-name="Standard"><text:span text:style-name="T50"><text:s text:c="4"/></text:span><text:span text:style-name="T51">draw_maze_easy();</text:span></text:p>
      <text:p text:style-name="Standard"><text:span text:style-name="T52"><text:s text:c="4"/>character_movement_easy();</text:span></text:p>
      <text:p text:style-name="Standard"><text:span text:style-name="T53"><text:s text:c="2"/>}</text:span></text:p>
      <text:p text:style-name="P54"/>
      <text:p text:style-name="Standard"><text:span text:style-name="T55"><text:s text:c="2"/>if(selection == '2')</text:span></text:p>
      <text:p text:style-name="Standard"><text:span text:style-name="T56"><text:s text:c="2"/>{</text:span></text:p>
      <text:p text:style-name="Standard"><text:span text:style-name="T57"><text:s text:c="4"/>system("cls");</text:span></text:p>
      <text:p text:style-name="Standard"><text:span text:style-name="T58"><text:s text:c="4"/>draw_maze_medium();</text:span></text:p>
      <text:p text:style-name="Standard"><text:span text:style-name="T59"><text:s text:c="4"/>character_movement_medium();</text:span></text:p>
      <text:p text:style-name="Standard"><text:span text:style-name="T60"><text:s text:c="2"/>}</text:span></text:p>
      <text:p text:style-name="P61"/>
      <text:p text:style-name="Standard"><text:span text:style-name="T62"><text:s text:c="2"/>if(selection == '3')</text:span></text:p>
      <text:p text:style-name="Standard"><text:span text:style-name="T63"><text:s text:c="2"/>{</text:span></text:p>
      <text:p text:style-name="Standard"><text:span text:style-name="T64"><text:s text:c="4"/>system("cls");</text:span></text:p>
      <text:p text:style-name="Standard"><text:span text:style-name="T65"><text:s text:c="4"/>draw_maze_hard();</text:span></text:p>
      <text:p text:style-name="Standard"><text:span text:style-name="T66"><text:s text:c="2"/>}</text:span></text:p>
      <text:p text:style-name="P67"/>
      <text:p text:style-name="Standard"><text:span text:style-name="T68"><text:s text:c="2"/>if (selection ==<text:s/></text:span><text:span text:style-name="T69">'4')</text:span></text:p>
      <text:p text:style-name="Standard"><text:span text:style-name="T70"><text:s text:c="2"/>{</text:span></text:p>
      <text:p text:style-name="Standard"><text:span text:style-name="T71"><text:s text:c="4"/>exit(1);</text:span></text:p>
      <text:p text:style-name="Standard"><text:span text:style-name="T72"><text:s text:c="2"/>}</text:span></text:p>
      <text:p text:style-name="P73"/>
      <text:p text:style-name="Standard"><text:span text:style-name="T74"><text:s text:c="3"/>if(selection != '1' &amp;&amp; '2' &amp;&amp; '3' &amp;&amp; '4')</text:span></text:p>
      <text:p text:style-name="Standard"><text:span text:style-name="T75"><text:s text:c="2"/>{</text:span></text:p>
      <text:p text:style-name="Standard"><text:span text:style-name="T76"><text:s text:c="4"/>cout &lt;&lt; "\nPlease re-enter: ";</text:span></text:p>
      <text:p text:style-name="Standard"><text:span text:style-name="T77"><text:s text:c="4"/>cin &gt;&gt; selection;</text:span></text:p>
      <text:p text:style-name="P78"/>
      <text:p text:style-name="Standard"><text:span text:style-name="T79"><text:s text:c="4"/>if(selection == '1')</text:span></text:p>
      <text:p text:style-name="Standard"><text:span text:style-name="T80"><text:s text:c="4"/>{</text:span></text:p>
      <text:p text:style-name="Standard"><text:span text:style-name="T81"><text:s text:c="6"/>draw_maze_easy();</text:span></text:p>
      <text:p text:style-name="Standard"><text:span text:style-name="T82"><text:s text:c="6"/>character_movement_easy();</text:span></text:p>
      <text:p text:style-name="Standard"><text:span text:style-name="T83"><text:s text:c="4"/>}</text:span></text:p>
      <text:p text:style-name="P84"/>
      <text:p text:style-name="Standard"><text:span text:style-name="T85"><text:s text:c="4"/>if(selection == '2')</text:span></text:p>
      <text:p text:style-name="Standard"><text:span text:style-name="T86"><text:s text:c="4"/>{</text:span></text:p>
      <text:p text:style-name="Standard"><text:span text:style-name="T87"><text:s text:c="6"/>draw_maze_medium();</text:span></text:p>
      <text:p text:style-name="Standard"><text:span text:style-name="T88"><text:s text:c="4"/>}</text:span></text:p>
      <text:p text:style-name="P89"/>
      <text:p text:style-name="Standard"><text:span text:style-name="T90"><text:s text:c="4"/>if(selection == '3')</text:span></text:p>
      <text:p text:style-name="Standard"><text:span text:style-name="T91"><text:s text:c="4"/>{</text:span></text:p>
      <text:p text:style-name="Standard"><text:span text:style-name="T92"><text:s text:c="6"/>draw_maze_hard();</text:span></text:p>
      <text:soft-page-break/>
      <text:p text:style-name="Standard"><text:span text:style-name="T93"><text:s text:c="4"/>}</text:span></text:p>
      <text:p text:style-name="P94"/>
      <text:p text:style-name="Standard"><text:span text:style-name="T95"><text:s text:c="4"/>if (selection == '4')</text:span></text:p>
      <text:p text:style-name="Standard"><text:span text:style-name="T96"><text:s text:c="4"/>{</text:span></text:p>
      <text:p text:style-name="Standard"><text:span text:style-name="T97"><text:s text:c="6"/>exit(1);</text:span></text:p>
      <text:p text:style-name="Standard"><text:span text:style-name="T98"><text:s text:c="4"/>}</text:span></text:p>
      <text:p text:style-name="Standard"><text:span text:style-name="T99"><text:s text:c="2"/>}</text:span></text:p>
      <text:p text:style-name="Standard"><text:span text:style-name="T100">}</text:span></text:p>
      <text:p text:style-name="P101"/>
      <text:p text:style-name="Standard"><text:span text:style-name="T102">void gotoXY(int x, int y)</text:span></text:p>
      <text:p text:style-name="Standard"><text:span text:style-name="T103">{</text:span></text:p>
      <text:p text:style-name="Standard"><text:span text:style-name="T104"><text:s text:c="4"/>COORD coord;</text:span></text:p>
      <text:p text:style-name="Standard"><text:span text:style-name="T105"><text:s text:c="4"/>coord.X = x;</text:span></text:p>
      <text:p text:style-name="Standard"><text:span text:style-name="T106"><text:s text:c="4"/>coord.Y = y;</text:span></text:p>
      <text:p text:style-name="Standard"><text:span text:style-name="T107"><text:s text:c="4"/></text:span><text:span text:style-name="T108">SetConsoleCursorPosition(GetStdHandle(STD_OUTPUT_HANDLE), coord);</text:span></text:p>
      <text:p text:style-name="Standard"><text:span text:style-name="T109">}</text:span></text:p>
      <text:p text:style-name="P110"/>
      <text:p text:style-name="Standard"><text:span text:style-name="T111">int maze_map_easy [21][31] =</text:span></text:p>
      <text:p text:style-name="Standard"><text:span text:style-name="T112">{</text:span></text:p>
      <text:p text:style-name="P113"/>
      <text:p text:style-name="Standard"><text:span text:style-name="T114">// 1 2 3 4 5 6 7 8 9 0 1 2 3 4 5 6 7 8 9 0 1 2 3 4 5 6 7 8 9</text:span></text:p>
      <text:p text:style-name="Standard"><text:span text:style-name="T115"><text:s text:c="2"/>{1,1,1,1,1,1,1,1,1,1,1,1,1,1,1,1,1,1,1,1,1,1,1,1,1,1,1,1,1,1,1},</text:span></text:p>
      <text:p text:style-name="Standard"><text:span text:style-name="T116"><text:s text:c="2"/></text:span><text:span text:style-name="T117">{1,1,0,0,0,0,0,0,0,1,1,0,0,0,0,0,0,0,0,0,0,0,0,0,0,0,0,0,0,1,1},</text:span></text:p>
      <text:p text:style-name="Standard"><text:span text:style-name="T118"><text:s text:c="2"/>{1,1,0,1,1,0,1,1,1,1,1,1,1,1,1,0,1,1,1,1,1,1,1,1,1,1,1,1,0,1,1},</text:span></text:p>
      <text:p text:style-name="Standard"><text:span text:style-name="T119"><text:s text:c="2"/>{1,1,0,1,1,0,0,0,0,0,0,0,0,0,0,0,0,0,0,0,0,0,1,1,1,0,1,1,0,1,1},</text:span></text:p>
      <text:p text:style-name="Standard"><text:span text:style-name="T120"><text:s text:c="2"/>{1,1,0,1,1,0,1,1,1,1,1,1,1,1,1,1,1,1,1,1,1,1,1,1,1,0,0,</text:span><text:span text:style-name="T121">0,0,1,1},</text:span></text:p>
      <text:p text:style-name="Standard"><text:span text:style-name="T122"><text:s text:c="2"/>{1,1,0,1,1,0,1,1,0,0,0,0,0,0,0,1,1,0,0,0,0,0,0,1,1,0,1,1,0,1,1},</text:span></text:p>
      <text:p text:style-name="Standard"><text:span text:style-name="T123"><text:s text:c="2"/>{1,1,0,1,1,0,1,1,0,1,1,1,1,1,1,1,1,1,1,1,1,1,0,0,0,0,1,1,0,1,1},</text:span></text:p>
      <text:p text:style-name="Standard"><text:span text:style-name="T124"><text:s text:c="2"/>{1,1,0,1,1,0,0,0,0,1,1,0,0,0,0,0,0,0,0,0,1,1,0,1,1,0,1,1,0,1,1},</text:span></text:p>
      <text:p text:style-name="Standard"><text:span text:style-name="T125"><text:s text:c="2"/>{1,1,0,1,1,1,1,1,0,1,1,0,1,1,1,1,1,1,1,0,1,</text:span><text:span text:style-name="T126">1,0,1,1,0,1,1,1,1,1},</text:span></text:p>
      <text:p text:style-name="Standard"><text:span text:style-name="T127"><text:s text:c="2"/>{1,1,0,1,1,0,1,1,1,1,1,0,1,1,0,0,0,1,1,0,1,1,0,1,1,1,1,1,0,1,1},</text:span></text:p>
      <text:p text:style-name="Standard"><text:span text:style-name="T128"><text:s text:c="2"/>{1,1,0,1,1,0,1,1,0,1,1,1,1,1,0,0,0,1,1,0,0,0,0,1,1,0,1,1,0,1,1},</text:span></text:p>
      <text:p text:style-name="Standard"><text:span text:style-name="T129"><text:s text:c="2"/>{1,1,0,1,1,0,1,1,0,1,1,0,1,1,0,0,0,1,1,0,1,1,0,1,1,0,1,1,0,1,1},</text:span></text:p>
      <text:p text:style-name="Standard"><text:span text:style-name="T130"><text:s text:c="2"/>{1,1,0,1,1,0,0,0,0,1,1,0,1,1,1,</text:span><text:span text:style-name="T131">0,1,1,1,0,1,1,0,1,1,0,1,1,0,1,1},</text:span></text:p>
      <text:p text:style-name="Standard"><text:span text:style-name="T132"><text:s text:c="2"/>{1,1,0,1,1,0,1,1,0,1,1,0,0,0,0,0,0,0,0,0,1,1,0,1,1,0,0,0,0,1,1},</text:span></text:p>
      <text:p text:style-name="Standard"><text:span text:style-name="T133"><text:s text:c="2"/>{1,1,0,1,1,0,1,1,0,1,1,1,1,1,1,1,1,1,1,1,1,1,1,1,1,0,1,1,0,1,1},</text:span></text:p>
      <text:p text:style-name="Standard"><text:span text:style-name="T134"><text:s text:c="2"/>{1,1,0,1,1,0,1,1,0,0,0,0,0,0,0,0,0,0,0,0,0,0,0,1,1,0,1,1,0,1,1},</text:span></text:p>
      <text:p text:style-name="Standard"><text:span text:style-name="T135"><text:s text:c="2"/>{1,1,0,0,0,0,1,1,1,</text:span><text:span text:style-name="T136">1,1,1,1,1,1,0,1,1,1,1,1,1,1,1,1,0,1,1,0,1,1},</text:span></text:p>
      <text:p text:style-name="Standard"><text:span text:style-name="T137"><text:s text:c="2"/>{1,1,0,1,1,0,0,0,0,1,1,0,0,0,0,0,0,0,0,0,0,0,0,0,0,0,1,1,0,1,1},</text:span></text:p>
      <text:p text:style-name="Standard"><text:span text:style-name="T138"><text:s text:c="2"/>{1,1,0,1,1,1,1,1,1,1,1,1,1,1,1,1,1,1,1,1,1,1,1,1,1,1,1,1,0,1,1},</text:span></text:p>
      <text:p text:style-name="Standard"><text:span text:style-name="T139"><text:s text:c="2"/>{1,1,0,0,0,0,1,1,0,0,0,0,0,0,0,0,0,0,0,0,0,0,0,0,0,0,0,0,0,1,1},</text:span></text:p>
      <text:p text:style-name="Standard"><text:span text:style-name="T140"><text:s text:c="2"/></text:span><text:span text:style-name="T141">{1,1,1,1,1,1,1,1,1,1,1,1,1,1,1,2,1,1,1,1,1,1,1,1,1,1,1,1,1,1,1}</text:span></text:p>
      <text:p text:style-name="P142"/>
      <text:p text:style-name="Standard"><text:span text:style-name="T143">};</text:span></text:p>
      <text:p text:style-name="P144"/>
      <text:p text:style-name="Standard"><text:span text:style-name="T145">// Function Prototype</text:span></text:p>
      <text:p text:style-name="P146"/>
      <text:p text:style-name="Standard"><text:span text:style-name="T147">void draw_maze_easy()</text:span></text:p>
      <text:p text:style-name="Standard"><text:span text:style-name="T148">{</text:span></text:p>
      <text:p text:style-name="Standard"><text:span text:style-name="T149"><text:s text:c="6"/>// This loop will increment until it reaches twenty-one because it is the vertical line</text:span></text:p>
      <text:p text:style-name="Standard"><text:span text:style-name="T150"><text:s text:c="2"/>for (int v = 0; v &lt; 21; v++)</text:span></text:p>
      <text:p text:style-name="Standard"><text:span text:style-name="T151"><text:s text:c="2"/>{</text:span></text:p>
      <text:p text:style-name="Standard"><text:span text:style-name="T152"><text:s text:c="4"/>// This</text:span><text:span text:style-name="T153"><text:s/>loop will increment until it reaches thirty-one because it is the horizontal line</text:span></text:p>
      <text:p text:style-name="Standard"><text:span text:style-name="T154"><text:s text:c="4"/>for (int h = 0; h &lt; 31; h++)</text:span></text:p>
      <text:p text:style-name="Standard"><text:span text:style-name="T155"><text:s text:c="4"/>{</text:span></text:p>
      <text:p text:style-name="Standard"><text:span text:style-name="T156"><text:s text:c="6"/>switch (maze_map_easy[v][h])</text:span></text:p>
      <text:p text:style-name="Standard"><text:span text:style-name="T157"><text:s text:c="6"/>{</text:span></text:p>
      <text:p text:style-name="Standard"><text:span text:style-name="T158"><text:s text:c="8"/>// These cases are defining what the numbers mean</text:span></text:p>
      <text:p text:style-name="Standard"><text:span text:style-name="T159"><text:s text:c="8"/>// The break breaks the s</text:span><text:span text:style-name="T160">witch</text:span></text:p>
      <text:p text:style-name="Standard"><text:span text:style-name="T161"><text:s text:c="8"/>case 0:</text:span></text:p>
      <text:p text:style-name="Standard"><text:span text:style-name="T162"><text:s text:c="13"/>cout &lt;&lt; " ";</text:span></text:p>
      <text:p text:style-name="Standard"><text:span text:style-name="T163"><text:s text:c="13"/>break;</text:span></text:p>
      <text:p text:style-name="Standard"><text:span text:style-name="T164"><text:s text:c="8"/>case 1:</text:span></text:p>
      <text:p text:style-name="Standard"><text:span text:style-name="T165"><text:s text:c="13"/>// Char 219 is simply a block</text:span></text:p>
      <text:p text:style-name="Standard"><text:span text:style-name="T166"><text:s text:c="13"/>cout &lt;&lt; char(219);</text:span></text:p>
      <text:p text:style-name="Standard"><text:span text:style-name="T167"><text:s text:c="13"/>break;</text:span></text:p>
      <text:p text:style-name="Standard"><text:span text:style-name="T168"><text:s text:c="8"/>case 2:</text:span></text:p>
      <text:p text:style-name="Standard"><text:span text:style-name="T169"><text:s text:c="13"/>cout &lt;&lt; " ";</text:span></text:p>
      <text:p text:style-name="Standard"><text:span text:style-name="T170"><text:s text:c="13"/>break;</text:span></text:p>
      <text:p text:style-name="Standard"><text:span text:style-name="T171"><text:s text:c="6"/>}</text:span></text:p>
      <text:p text:style-name="Standard"><text:span text:style-name="T172"><text:s text:c="4"/>}</text:span></text:p>
      <text:p text:style-name="Standard"><text:span text:style-name="T173"><text:s/></text:span><text:span text:style-name="T174"><text:s text:c="2"/>cout &lt;&lt; endl;</text:span></text:p>
      <text:p text:style-name="Standard"><text:span text:style-name="T175"><text:s text:c="2"/>}</text:span></text:p>
      <text:p text:style-name="Standard"><text:span text:style-name="T176">}</text:span></text:p>
      <text:p text:style-name="Standard"><text:span text:style-name="T177">*//</text:span></text:p>
      <text:p text:style-name="Standard"><text:span text:style-name="T178">void character_movement_easy()</text:span></text:p>
      <text:p text:style-name="Standard"><text:span text:style-name="T179">{</text:span></text:p>
      <text:p text:style-name="Standard"><text:span text:style-name="T180"><text:s text:c="4"/>int x = 15;</text:span></text:p>
      <text:p text:style-name="Standard"><text:span text:style-name="T181"><text:s text:c="4"/>int y = 10;</text:span></text:p>
      <text:p text:style-name="Standard"><text:span text:style-name="T182"><text:s text:c="4"/>int x_before = 15;</text:span></text:p>
      <text:p text:style-name="Standard"><text:span text:style-name="T183"><text:s text:c="4"/>int y_before = 10;</text:span></text:p>
      <text:p text:style-name="P184"/>
      <text:p text:style-name="Standard"><text:span text:style-name="T185"><text:s text:c="4"/>while (true)</text:span></text:p>
      <text:p text:style-name="Standard"><text:span text:style-name="T186"><text:s text:c="4"/>{</text:span></text:p>
      <text:p text:style-name="Standard"><text:span text:style-name="T187"><text:s text:c="8"/>gotoXY(x_before, y_before);</text:span></text:p>
      <text:p text:style-name="Standard"><text:span text:style-name="T188"><text:s text:c="8"/>cout &lt;&lt; " ";</text:span></text:p>
      <text:p text:style-name="P189"/>
      <text:p text:style-name="Standard"><text:span text:style-name="T190"><text:s text:c="8"/>gotoXY(x,y);</text:span></text:p>
      <text:soft-page-break/>
      <text:p text:style-name="Standard"><text:span text:style-name="T191"><text:s text:c="8"/>cout &lt;&lt;<text:s/></text:span><text:span text:style-name="T192">char(4);</text:span></text:p>
      <text:p text:style-name="P193"/>
      <text:p text:style-name="Standard"><text:span text:style-name="T194"><text:s text:c="8"/>input_key_easy = getch();</text:span></text:p>
      <text:p text:style-name="Standard"><text:span text:style-name="T195"><text:s text:c="8"/>x_before = x;</text:span></text:p>
      <text:p text:style-name="Standard"><text:span text:style-name="T196"><text:s text:c="8"/>y_before = y;</text:span></text:p>
      <text:p text:style-name="P197"/>
      <text:p text:style-name="Standard"><text:span text:style-name="T198"><text:s text:c="8"/>// Analyzes the key variable</text:span></text:p>
      <text:p text:style-name="Standard"><text:span text:style-name="T199"><text:s text:c="8"/>// Also makes a controller for the game</text:span></text:p>
      <text:p text:style-name="Standard"><text:span text:style-name="T200"><text:s text:c="8"/>if(input_key_easy == 'w')</text:span></text:p>
      <text:p text:style-name="Standard"><text:span text:style-name="T201"><text:s text:c="8"/>{</text:span></text:p>
      <text:p text:style-name="Standard"><text:span text:style-name="T202"><text:s text:c="12"/>y -= 1;</text:span></text:p>
      <text:p text:style-name="Standard"><text:span text:style-name="T203"><text:s text:c="8"/>}</text:span></text:p>
      <text:p text:style-name="P204"/>
      <text:p text:style-name="Standard"><text:span text:style-name="T205"><text:s text:c="7"/></text:span><text:span text:style-name="T206"><text:s/>else if(input_key_easy == 's')</text:span></text:p>
      <text:p text:style-name="Standard"><text:span text:style-name="T207"><text:s text:c="8"/>{</text:span></text:p>
      <text:p text:style-name="Standard"><text:span text:style-name="T208"><text:s text:c="12"/>y += 1;</text:span></text:p>
      <text:p text:style-name="Standard"><text:span text:style-name="T209"><text:s text:c="8"/>}</text:span></text:p>
      <text:p text:style-name="P210"/>
      <text:p text:style-name="Standard"><text:span text:style-name="T211"><text:s text:c="8"/>else if(input_key_easy == 'a')</text:span></text:p>
      <text:p text:style-name="Standard"><text:span text:style-name="T212"><text:s text:c="8"/>{</text:span></text:p>
      <text:p text:style-name="Standard"><text:span text:style-name="T213"><text:s text:c="12"/>x -= 1;</text:span></text:p>
      <text:p text:style-name="Standard"><text:span text:style-name="T214"><text:s text:c="8"/>}</text:span></text:p>
      <text:p text:style-name="P215"/>
      <text:p text:style-name="Standard"><text:span text:style-name="T216"><text:s text:c="8"/>else if(input_key_easy == 'd')</text:span></text:p>
      <text:p text:style-name="Standard"><text:span text:style-name="T217"><text:s text:c="8"/>{</text:span></text:p>
      <text:p text:style-name="Standard"><text:span text:style-name="T218"><text:s text:c="12"/>x += 1;</text:span></text:p>
      <text:p text:style-name="Standard"><text:span text:style-name="T219"><text:s text:c="8"/>}</text:span></text:p>
      <text:p text:style-name="P220"/>
      <text:p text:style-name="Standard"><text:span text:style-name="T221"><text:s text:c="8"/></text:span><text:span text:style-name="T222">while(maze_map_easy[y][x] == 1)</text:span></text:p>
      <text:p text:style-name="Standard"><text:span text:style-name="T223"><text:s text:c="8"/>{</text:span></text:p>
      <text:p text:style-name="Standard"><text:span text:style-name="T224"><text:s text:c="12"/>x = x_before;</text:span></text:p>
      <text:p text:style-name="Standard"><text:span text:style-name="T225"><text:s text:c="12"/>y = y_before;</text:span></text:p>
      <text:p text:style-name="Standard"><text:span text:style-name="T226"><text:s text:c="8"/>}</text:span></text:p>
      <text:p text:style-name="P227"/>
      <text:p text:style-name="Standard"><text:span text:style-name="T228"><text:s text:c="8"/>while(maze_map_easy[y][x] == 2)</text:span></text:p>
      <text:p text:style-name="Standard"><text:span text:style-name="T229"><text:s text:c="8"/>{</text:span></text:p>
      <text:p text:style-name="Standard"><text:span text:style-name="T230"><text:s text:c="12"/>cout &lt;&lt; "YOU WON!!!!!! " &lt;&lt; char(2) &lt;&lt; endl;</text:span></text:p>
      <text:p text:style-name="Standard"><text:span text:style-name="T231"><text:s text:c="8"/>}</text:span></text:p>
      <text:p text:style-name="Standard"><text:span text:style-name="T232"><text:s text:c="4"/>}</text:span></text:p>
      <text:p text:style-name="Standard"><text:span text:style-name="T233">}</text:span></text:p>
      <text:p text:style-name="P234"/>
      <text:p text:style-name="Standard"><text:span text:style-name="T235">int maze_map_medium [37][</text:span><text:span text:style-name="T236">56] =</text:span></text:p>
      <text:p text:style-name="Standard"><text:span text:style-name="T237">{</text:span></text:p>
      <text:p text:style-name="Standard"><text:span text:style-name="T238">// <text:s text:c="2"/>0 0 0 0 0 0 0 0 0 1 1 1 1 1 1 1 1 1 1 2 2 2 2 2 2 2 2 2 2 3 3 3 3 3 3 3 3 3 3 4 4 4 4 4 4 4 4 4 4<text:s/></text:span><text:soft-page-break/><text:span text:style-name="T239">5 5 5 5 5 5 5</text:span></text:p>
      <text:p text:style-name="Standard"><text:span text:style-name="T240">// <text:s text:c="2"/>1 2 3 4 5 6 7 8 9 0 1 2 3 4 5 6 7 8 9 0 1 2 3 4 5 6 7 8 9 0 1 2 3 4 5 6 7 8 9 0 1 2 3 4 5 6 7 8 9 0 1 2 3 4 5 6</text:span></text:p>
      <text:p text:style-name="Standard"><text:span text:style-name="T241"><text:s text:c="4"/></text:span><text:span text:style-name="T242">{1,1,2,1,1,1,1,1,1,1,1,1,1,1,1,1,1,1,1,1,1,1,1,1,1,1,1,1,1,1,1,1,1,1,1,1,1,1,1,1,1,1,1,1,1,1,1,1,1,1,1,1,1,1,1,1},</text:span></text:p>
      <text:p text:style-name="Standard"><text:span text:style-name="T243"><text:s text:c="4"/>{1,1,0,0,0,0,0,0,0,0,0,0,1,1,0,0,0,0,0,0,0,0,0,0,0,0,0,0,0,0,1,1,0,0,0,0,0,0,0,0,0,0,0,0,0,1,1,0,0,0,0,1,1,0,1,1},</text:span></text:p>
      <text:p text:style-name="Standard"><text:span text:style-name="T244"><text:s text:c="4"/></text:span><text:span text:style-name="T245">{1,1,1,1,1,1,1,1,1,1,1,0,1,1,0,1,1,1,1,1,0,1,1,1,1,1,0,1,1,1,1,1,1,1,1,1,1,1,0,1,1,0,1,1,1,1,1,0,1,1,1,1,1,0,1,1},</text:span></text:p>
      <text:p text:style-name="Standard"><text:span text:style-name="T246"><text:s text:c="4"/>{1,1,0,1,1,0,0,0,0,0,0,0,1,1,0,0,0,0,1,1,0,1,1,0,0,0,0,1,1,0,1,1,0,0,0,0,0,0,0,1,1,0,0,0,0,0,0,0,1,1,0,0,0,0,1,1},</text:span></text:p>
      <text:p text:style-name="Standard"><text:span text:style-name="T247"><text:s text:c="4"/>{1,1,0,1,1,0,1,1,1</text:span><text:span text:style-name="T248">,1,1,0,1,1,1,1,1,1,1,1,0,1,1,1,1,1,1,1,1,0,1,1,1,1,1,1,1,1,1,1,1,0,1,1,1,1,1,0,1,1,0,1,1,0,1,1},</text:span></text:p>
      <text:p text:style-name="Standard"><text:span text:style-name="T249"><text:s text:c="4"/>{1,1,0,1,1,0,1,1,0,0,0,0,0,0,0,1,1,0,1,1,0,0,0,0,1,1,0,1,1,0,0,0,0,0,0,0,1,1,0,0,0,0,0,0,0,1,1,0,1,1,0,1,1,0,1,1},</text:span></text:p>
      <text:p text:style-name="Standard"><text:span text:style-name="T250"><text:s text:c="4"/>{1,1,0,1,1,1,1,1,0,1,1,0,1,1,1,1,1,0</text:span><text:span text:style-name="T251">,1,1,0,1,1,1,1,1,0,1,1,1,1,1,0,1,1,1,1,1,0,1,1,1,1,1,0,1,1,1,1,1,1,1,1,0,1,1},</text:span></text:p>
      <text:p text:style-name="Standard"><text:span text:style-name="T252"><text:s text:c="4"/>{1,1,0,0,0,0,0,0,0,1,1,0,0,0,0,1,1,0,0,0,0,0,0,0,1,1,0,0,0,0,1,1,0,1,1,0,1,1,0,1,1,0,1,1,0,1,1,0,0,0,0,0,0,0,1,1},</text:span></text:p>
      <text:p text:style-name="Standard"><text:span text:style-name="T253"><text:s text:c="4"/>{1,1,1,1,1,0,1,1,1,1,1,1,1,1,1,1,1,0,1,1,0,1,1,1,1,1,0</text:span><text:span text:style-name="T254">,1,1,1,1,1,0,1,1,0,1,1,1,1,1,0,1,1,0,1,1,0,1,1,1,1,1,0,1,1},</text:span></text:p>
      <text:p text:style-name="Standard"><text:span text:style-name="T255"><text:s text:c="4"/>{1,1,0,1,1,0,1,1,0,1,1,0,0,0,0,0,0,0,1,1,0,1,1,0,1,1,0,0,0,0,0,0,0,1,1,0,1,1,0,0,0,0,1,1,0,0,0,0,0,0,0,1,1,0,1,1},</text:span></text:p>
      <text:p text:style-name="Standard"><text:span text:style-name="T256"><text:s text:c="4"/>{1,1,0,1,1,0,1,1,0,1,1,1,1,1,1,1,1,0,1,1,1,1,1,0,1,1,0,1,1,1,1,1,0,1,1,0</text:span><text:span text:style-name="T257">,1,1,1,1,1,0,1,1,1,1,1,0,1,1,1,1,1,1,1,1},</text:span></text:p>
      <text:p text:style-name="Standard"><text:span text:style-name="T258"><text:s text:c="4"/>{1,1,0,0,0,0,0,0,0,0,0,0,1,1,0,1,1,0,0,0,0,0,0,0,1,1,0,1,1,0,1,1,0,1,1,0,1,1,0,1,1,0,0,0,0,0,0,0,1,1,0,0,0,0,1,1},</text:span></text:p>
      <text:p text:style-name="Standard"><text:span text:style-name="T259"><text:s text:c="4"/>{1,1,0,1,1,1,1,1,0,1,1,1,1,1,0,1,1,0,1,1,1,1,1,1,1,1,0,1,1,0,1,1,1,1,1,0,1,1,0,1,1,1,1,1,1</text:span><text:span text:style-name="T260">,1,1,0,1,1,0,1,1,1,1,1},</text:span></text:p>
      <text:p text:style-name="Standard"><text:span text:style-name="T261"><text:s text:c="4"/>{1,1,0,1,1,0,0,0,0,1,1,0,1,1,0,0,0,0,1,1,0,0,0,0,1,1,0,0,0,0,1,1,0,0,0,0,1,1,0,0,0,0,1,1,0,1,1,0,0,0,</text:span><text:soft-page-break/><text:span text:style-name="T262">0,0,0,0,1,1},</text:span></text:p>
      <text:p text:style-name="Standard"><text:span text:style-name="T263"><text:s text:c="4"/>{1,1,1,1,1,1,1,1,0,1,1,0,1,1,1,1,1,0,1,1,0,1,1,1,1,1,0,1,1,1,1,1,1,1,1,0,1,1,0,1,1,1,1,1,0,1,1,1,1,1,0,1,1,1</text:span><text:span text:style-name="T264">,1,1},</text:span></text:p>
      <text:p text:style-name="Standard"><text:span text:style-name="T265"><text:s text:c="4"/>{1,1,0,0,0,0,0,0,0,0,0,0,0,0,0,1,1,0,0,0,0,1,1,0,0,0,0,0,0,0,0,0,0,1,1,0,1,1,0,0,0,0,1,1,0,0,0,0,1,1,0,0,0,0,1,1},</text:span></text:p>
      <text:p text:style-name="Standard"><text:span text:style-name="T266"><text:s text:c="4"/>{1,1,1,1,1,1,1,1,0,1,1,1,1,1,1,1,1,0,1,1,1,1,1,1,1,1,0,1,1,1,1,1,1,1,1,0,1,1,0,1,1,1,1,1,0,1,1,1,1,1,0,1,1,1,1,1},</text:span></text:p>
      <text:p text:style-name="Standard"><text:span text:style-name="T267"><text:s text:c="4"/>{1,1,0,</text:span><text:span text:style-name="T268">0,0,0,0,0,0,0,0,0,1,1,0,1,1,0,1,1,0,0,0,0,1,1,0,0,0,0,1,1,0,0,0,0,0,0,0,1,1,0,1,1,0,0,0,0,0,0,0,1,1,0,1,1},</text:span></text:p>
      <text:p text:style-name="Standard"><text:span text:style-name="T269"><text:s text:c="4"/>{1,1,0,1,1,1,1,1,0,1,1,0,1,1,0,1,1,0,1,1,1,1,1,0,1,1,0,1,1,1,1,1,0,1,1,1,1,1,1,1,1,0,1,1,0,1,1,1,1,1,0,1,1,0,1,1},</text:span></text:p>
      <text:p text:style-name="Standard"><text:span text:style-name="T270"><text:s text:c="4"/>{1,1,0,1,1,0,0,0,0,1,1,0,</text:span><text:span text:style-name="T271">1,1,0,1,1,0,1,1,0,0,0,0,0,0,0,1,1,0,0,0,0,1,1,0,0,0,0,1,1,0,0,0,0,1,1,0,1,1,0,1,1,0,1,1},</text:span></text:p>
      <text:p text:style-name="Standard"><text:span text:style-name="T272"><text:s text:c="4"/>{1,1,1,1,1,0,1,1,1,1,1,1,1,1,0,1,1,0,1,1,1,1,1,1,1,1,0,1,1,1,1,1,0,1,1,0,1,1,1,1,1,1,1,1,1,1,1,0,1,1,0,1,1,0,1,1},</text:span></text:p>
      <text:p text:style-name="Standard"><text:span text:style-name="T273"><text:s text:c="4"/>{1,1,0,0,0,0,0,0,0,0,0,0,0,0,0,1,1,0,0,0,0,</text:span><text:span text:style-name="T274">1,1,0,0,0,0,1,1,0,1,1,0,0,0,0,0,0,0,0,0,0,1,1,0,1,1,0,0,0,0,0,0,0,1,1},</text:span></text:p>
      <text:p text:style-name="Standard"><text:span text:style-name="T275"><text:s text:c="4"/>{1,1,1,1,1,0,1,1,0,1,1,1,1,1,1,1,1,0,1,1,1,1,1,1,1,1,0,1,1,0,1,1,1,1,1,0,1,1,1,1,1,1,1,1,0,1,1,1,1,1,0,1,1,1,1,1},</text:span></text:p>
      <text:p text:style-name="Standard"><text:span text:style-name="T276"><text:s text:c="4"/>{1,1,0,1,1,0,1,1,0,1,1,0,0,0,0,1,1,0,1,1,0,0,0,0,0,0,0,0,0,0,</text:span><text:span text:style-name="T277">0,0,0,1,1,0,1,1,0,0,0,0,0,0,0,1,1,0,0,0,0,0,0,0,1,1},</text:span></text:p>
      <text:p text:style-name="Standard"><text:span text:style-name="T278"><text:s text:c="4"/>{1,1,0,1,1,0,1,1,1,1,1,0,1,1,1,1,1,0,1,1,1,1,1,1,1,1,0,1,1,0,1,1,1,1,1,0,1,1,0,1,1,0,1,1,1,1,1,1,1,1,0,1,1,1,1,1},</text:span></text:p>
      <text:p text:style-name="Standard"><text:span text:style-name="T279"><text:s text:c="4"/>{1,1,0,0,0,0,0,0,0,0,0,0,0,0,0,0,0,0,1,1,0,0,0,0,1,1,0,1,1,0,0,0,0,1,1,0,0,0,0,</text:span><text:span text:style-name="T280">1,1,0,1,1,0,0,0,0,0,0,0,0,0,0,1,1},</text:span></text:p>
      <text:p text:style-name="Standard"><text:span text:style-name="T281"><text:s text:c="4"/>{1,1,0,1,1,1,1,1,1,1,1,1,1,1,0,1,1,0,1,1,0,1,1,1,1,1,0,1,1,1,1,1,1,1,1,0,1,1,1,1,1,1,1,1,0,1,1,1,1,1,0,1,1,1,1,1},</text:span></text:p>
      <text:p text:style-name="Standard"><text:span text:style-name="T282"><text:s text:c="4"/>{1,1,0,0,0,0,1,1,0,0,0,0,1,1,0,1,1,0,0,0,0,0,0,0,0,0,0,0,0,0,0,0,0,1,1,0,0,0,0,1,1,0,1,1,0,1,1,0,</text:span><text:span text:style-name="T283">1,1,0,0,0,0,1,1},</text:span></text:p>
      <text:p text:style-name="Standard"><text:span text:style-name="T284"><text:s text:c="4"/></text:span><text:soft-page-break/><text:span text:style-name="T285">{1,1,1,1,1,1,1,1,1,1,1,0,1,1,0,1,1,1,1,1,1,1,1,1,1,1,1,1,1,0,1,1,0,1,1,0,1,1,0,1,1,0,1,1,1,1,1,0,1,1,0,1,1,1,1,1},</text:span></text:p>
      <text:p text:style-name="Standard"><text:span text:style-name="T286"><text:s text:c="4"/>{1,1,0,0,0,0,0,0,0,0,0,0,0,0,0,1,1,0,1,1,0,0,0,0,1,1,0,0,0,0,1,1,0,1,1,0,1,1,0,1,1,0,1,1,0,1,1,0,1,1,0,0,0,0,1,1},</text:span></text:p>
      <text:p text:style-name="Standard"><text:span text:style-name="T287"><text:s text:c="4"/>{1,1,0,1,1,1,1,1,0,1,1,1,1,1,1,1,1,0,1,1,1,1,1,0,1,1,1,1,1,1,1,1,0,1,1,0,1,1,1,1,1,0,1,1,0,1,1,0,1,1,0,1,1,1,1,1},</text:span></text:p>
      <text:p text:style-name="Standard"><text:span text:style-name="T288"><text:s text:c="4"/>{1,1,0,1,1,0,1,1,0,1,1,0,0,0,0,1,1,0,1,1,0,1,1,0,1,1,0,1,1,0,1,1,0,0,0,0,1,1,0,1,1,0,1,1,0,0,0,0,1,1,0,0,0,0,1,1},</text:span></text:p>
      <text:p text:style-name="Standard"><text:span text:style-name="T289"><text:s text:c="4"/></text:span><text:span text:style-name="T290">{1,1,1,1,1,0,1,1,1,1,1,1,1,1,0,1,1,0,1,1,0,1,1,0,1,1,0,1,1,0,1,1,0,1,1,0,1,1,0,1,1,0,1,1,1,1,1,0,1,1,0,1,1,1,1,1},</text:span></text:p>
      <text:p text:style-name="Standard"><text:span text:style-name="T291"><text:s text:c="4"/>{1,1,0,0,0,0,0,0,0,0,0,0,0,0,0,0,0,0,0,0,0,1,1,0,1,1,0,1,1,0,0,0,0,1,1,0,1,1,0,1,1,0,0,0,0,0,0,0,0,0,0,0,0,0,1,1},</text:span></text:p>
      <text:p text:style-name="Standard"><text:span text:style-name="T292"><text:s text:c="4"/>{1,1,1,1,1,1,1,1,0</text:span><text:span text:style-name="T293">,1,1,0,1,1,1,1,1,0,1,1,0,1,1,0,1,1,0,1,1,1,1,1,1,1,1,0,1,1,0,1,1,1,1,1,0,1,1,1,1,1,0,1,1,1,1,1},</text:span></text:p>
      <text:p text:style-name="Standard"><text:span text:style-name="T294"><text:s text:c="4"/>{1,1,0,0,0,0,0,0,0,1,1,0,1,1,0,0,0,0,1,1,0,0,0,0,0,0,0,0,0,0,0,0,0,0,0,0,0,0,0,0,0,0,0,0,0,0,0,0,1,1,0,0,0,0,1,1},</text:span></text:p>
      <text:p text:style-name="Standard"><text:span text:style-name="T295"><text:s text:c="4"/>{1,1,1,1,1,1,1,1,1,1,1,1,1,1,1,1,1,1</text:span><text:span text:style-name="T296">,1,1,1,1,1,1,1,1,1,1,1,1,1,1,1,1,1,1,1,1,1,1,1,1,1,1,1,1,1,1,1,1,1,1,1,0,1,1}</text:span></text:p>
      <text:p text:style-name="P297"/>
      <text:p text:style-name="P298"/>
      <text:p text:style-name="Standard"><text:span text:style-name="T299">};</text:span></text:p>
      <text:p text:style-name="P300"/>
      <text:p text:style-name="P301"/>
      <text:p text:style-name="Standard"><text:span text:style-name="T302">// Function Prototype</text:span></text:p>
      <text:p text:style-name="Standard"><text:span text:style-name="T303">void draw_maze_medium()</text:span></text:p>
      <text:p text:style-name="Standard"><text:span text:style-name="T304">{</text:span></text:p>
      <text:p text:style-name="Standard"><text:span text:style-name="T305"><text:s text:c="4"/>// This loop will increment until it reaches twenty-one because it is the vertical line</text:span></text:p>
      <text:p text:style-name="Standard"><text:span text:style-name="T306">for (int v = 0; v &lt; 37; v++)</text:span></text:p>
      <text:p text:style-name="Standard"><text:span text:style-name="T307"><text:s text:c="2"/></text:span><text:span text:style-name="T308">{</text:span></text:p>
      <text:p text:style-name="Standard"><text:span text:style-name="T309"><text:s text:c="6"/>// This loop will increment until it reaches thirty-one because it is the horizontal line</text:span></text:p>
      <text:p text:style-name="Standard"><text:span text:style-name="T310"><text:s text:c="4"/>for (int h = 0; h &lt; 56; h++)</text:span></text:p>
      <text:p text:style-name="Standard"><text:span text:style-name="T311"><text:s text:c="4"/>{</text:span></text:p>
      <text:p text:style-name="Standard"><text:span text:style-name="T312"><text:s text:c="6"/>switch (maze_map_medium[v][h])</text:span></text:p>
      <text:p text:style-name="Standard"><text:span text:style-name="T313"><text:s text:c="6"/>{</text:span></text:p>
      <text:p text:style-name="Standard"><text:span text:style-name="T314"><text:s text:c="8"/>// These cases are defining what the numbers mean</text:span></text:p>
      <text:p text:style-name="Standard"><text:span text:style-name="T315"><text:s text:c="8"/>// The b</text:span><text:span text:style-name="T316">reak breaks the switch</text:span></text:p>
      <text:soft-page-break/>
      <text:p text:style-name="Standard"><text:span text:style-name="T317"><text:s text:c="8"/>case 0:</text:span></text:p>
      <text:p text:style-name="Standard"><text:span text:style-name="T318"><text:s text:c="12"/>cout &lt;&lt; " ";</text:span></text:p>
      <text:p text:style-name="Standard"><text:span text:style-name="T319"><text:s text:c="12"/>break;</text:span></text:p>
      <text:p text:style-name="Standard"><text:span text:style-name="T320"><text:s text:c="8"/>case 1:</text:span></text:p>
      <text:p text:style-name="Standard"><text:span text:style-name="T321"><text:s text:c="12"/>// Char 219 is simply a block</text:span></text:p>
      <text:p text:style-name="Standard"><text:span text:style-name="T322"><text:s text:c="12"/>cout &lt;&lt; char(219);</text:span></text:p>
      <text:p text:style-name="Standard"><text:span text:style-name="T323"><text:s text:c="12"/>break;</text:span></text:p>
      <text:p text:style-name="Standard"><text:span text:style-name="T324"><text:s text:c="8"/>case 2:</text:span></text:p>
      <text:p text:style-name="Standard"><text:span text:style-name="T325"><text:s text:c="12"/>cout &lt;&lt; " ";</text:span></text:p>
      <text:p text:style-name="Standard"><text:span text:style-name="T326"><text:s text:c="12"/>break;</text:span></text:p>
      <text:p text:style-name="Standard"><text:span text:style-name="T327"><text:s text:c="6"/>}</text:span></text:p>
      <text:p text:style-name="Standard"><text:span text:style-name="T328"><text:s text:c="4"/>}</text:span></text:p>
      <text:p text:style-name="Standard"><text:span text:style-name="T329"><text:s text:c="4"/>cout &lt;&lt; endl;</text:span></text:p>
      <text:p text:style-name="Standard"><text:span text:style-name="T330"><text:s text:c="2"/>}</text:span></text:p>
      <text:p text:style-name="Standard"><text:span text:style-name="T331">}</text:span></text:p>
      <text:p text:style-name="P332"/>
      <text:p text:style-name="Standard"><text:span text:style-name="T333">// This void will move the character</text:span></text:p>
      <text:p text:style-name="Standard"><text:span text:style-name="T334">void character_movement_medium()</text:span></text:p>
      <text:p text:style-name="Standard"><text:span text:style-name="T335">{</text:span></text:p>
      <text:p text:style-name="Standard"><text:span text:style-name="T336"><text:s text:c="4"/>int x = 53;</text:span></text:p>
      <text:p text:style-name="Standard"><text:span text:style-name="T337"><text:s text:c="4"/>int y = 37;</text:span></text:p>
      <text:p text:style-name="Standard"><text:span text:style-name="T338"><text:s text:c="4"/>int x_before = 53;</text:span></text:p>
      <text:p text:style-name="Standard"><text:span text:style-name="T339"><text:s text:c="4"/>int y_before = 37;</text:span></text:p>
      <text:p text:style-name="P340"/>
      <text:p text:style-name="Standard"><text:span text:style-name="T341"><text:s text:c="4"/>while (true)</text:span></text:p>
      <text:p text:style-name="Standard"><text:span text:style-name="T342"><text:s text:c="4"/>{</text:span></text:p>
      <text:p text:style-name="Standard"><text:span text:style-name="T343"><text:s text:c="8"/>gotoXY(x_before, y_before);</text:span></text:p>
      <text:p text:style-name="Standard"><text:span text:style-name="T344"><text:s text:c="7"/></text:span><text:span text:style-name="T345"><text:s/>cout &lt;&lt; " ";</text:span></text:p>
      <text:p text:style-name="P346"/>
      <text:p text:style-name="Standard"><text:span text:style-name="T347"><text:s text:c="8"/>gotoXY(x,y);</text:span></text:p>
      <text:p text:style-name="Standard"><text:span text:style-name="T348"><text:s text:c="8"/>cout &lt;&lt; char(4);</text:span></text:p>
      <text:p text:style-name="P349"/>
      <text:p text:style-name="Standard"><text:span text:style-name="T350"><text:s text:c="8"/>input_key_medium = getch();</text:span></text:p>
      <text:p text:style-name="Standard"><text:span text:style-name="T351"><text:s text:c="8"/>x_before = x;</text:span></text:p>
      <text:p text:style-name="Standard"><text:span text:style-name="T352"><text:s text:c="8"/>y_before = y;</text:span></text:p>
      <text:p text:style-name="P353"/>
      <text:p text:style-name="Standard"><text:span text:style-name="T354"><text:s text:c="8"/>// Analyzes the key variable</text:span></text:p>
      <text:p text:style-name="Standard"><text:span text:style-name="T355"><text:s text:c="8"/>// Also makes a controller for the game</text:span></text:p>
      <text:p text:style-name="Standard"><text:span text:style-name="T356"><text:s text:c="8"/>if(input_key_medium<text:s/></text:span><text:span text:style-name="T357">== 'w')</text:span></text:p>
      <text:p text:style-name="Standard"><text:span text:style-name="T358"><text:s text:c="8"/>{</text:span></text:p>
      <text:p text:style-name="Standard"><text:span text:style-name="T359"><text:s text:c="12"/>y -= 1;</text:span></text:p>
      <text:p text:style-name="Standard"><text:span text:style-name="T360"><text:s text:c="8"/>}</text:span></text:p>
      <text:p text:style-name="P361"/>
      <text:p text:style-name="Standard"><text:span text:style-name="T362"><text:s text:c="8"/>else if(input_key_medium == 's')</text:span></text:p>
      <text:soft-page-break/>
      <text:p text:style-name="Standard"><text:span text:style-name="T363"><text:s text:c="8"/>{</text:span></text:p>
      <text:p text:style-name="Standard"><text:span text:style-name="T364"><text:s text:c="12"/>y += 1;</text:span></text:p>
      <text:p text:style-name="Standard"><text:span text:style-name="T365"><text:s text:c="8"/>}</text:span></text:p>
      <text:p text:style-name="P366"/>
      <text:p text:style-name="Standard"><text:span text:style-name="T367"><text:s text:c="8"/>else if(input_key_medium == 'a')</text:span></text:p>
      <text:p text:style-name="Standard"><text:span text:style-name="T368"><text:s text:c="8"/>{</text:span></text:p>
      <text:p text:style-name="Standard"><text:span text:style-name="T369"><text:s text:c="12"/>x -= 1;</text:span></text:p>
      <text:p text:style-name="Standard"><text:span text:style-name="T370"><text:s text:c="8"/>}</text:span></text:p>
      <text:p text:style-name="P371"/>
      <text:p text:style-name="Standard"><text:span text:style-name="T372"><text:s text:c="8"/>else if(input_key_medium == 'd')</text:span></text:p>
      <text:p text:style-name="Standard"><text:span text:style-name="T373"><text:s text:c="2"/></text:span><text:span text:style-name="T374"><text:s text:c="6"/>{</text:span></text:p>
      <text:p text:style-name="Standard"><text:span text:style-name="T375"><text:s text:c="12"/>x += 1;</text:span></text:p>
      <text:p text:style-name="Standard"><text:span text:style-name="T376"><text:s text:c="8"/>}</text:span></text:p>
      <text:p text:style-name="P377"/>
      <text:p text:style-name="Standard"><text:span text:style-name="T378"><text:s text:c="9"/>while(maze_map_medium[y][x] == 1)</text:span></text:p>
      <text:p text:style-name="Standard"><text:span text:style-name="T379"><text:s text:c="8"/>{</text:span></text:p>
      <text:p text:style-name="Standard"><text:span text:style-name="T380"><text:s text:c="12"/>x = x_before;</text:span></text:p>
      <text:p text:style-name="Standard"><text:span text:style-name="T381"><text:s text:c="12"/>y = y_before;</text:span></text:p>
      <text:p text:style-name="Standard"><text:span text:style-name="T382"><text:s text:c="8"/>}</text:span></text:p>
      <text:p text:style-name="P383"/>
      <text:p text:style-name="P384"/>
      <text:p text:style-name="Standard"><text:span text:style-name="T385"><text:s text:c="8"/>while(maze_map_medium[y][x] == 2)</text:span></text:p>
      <text:p text:style-name="Standard"><text:span text:style-name="T386"><text:s text:c="8"/>{</text:span></text:p>
      <text:p text:style-name="Standard"><text:span text:style-name="T387"><text:s text:c="12"/>cout &lt;&lt; "<text:s/></text:span><text:span text:style-name="T388"><text:s text:c="70"/>" &lt;&lt; endl;</text:span></text:p>
      <text:p text:style-name="Standard"><text:span text:style-name="T389"><text:s text:c="12"/>cout &lt;&lt; " /$$ <text:s text:c="4"/>/$$ <text:s/>/$$$$$$ <text:s/>/$$ <text:s text:c="2"/>/$$ <text:s text:c="6"/>/$$ <text:s text:c="5"/>/$$ <text:s/>/$$$$$$ <text:s/>/$$ <text:s text:c="2"/>/$$"&lt;&lt; endl;</text:span></text:p>
      <text:p text:style-name="Standard"><text:span text:style-name="T390"><text:s text:c="12"/>cout &lt;&lt; "| <text:s/>$$ <text:s text:c="2"/>/$$/ /$$__ <text:s/>$$| $$ <text:s/>| $$ <text:s text:c="5"/>| $$ <text:s/>/$ | $$<text:s/></text:span><text:span text:style-name="T391">/$$__ <text:s/>$$| $$$ | $$"&lt;&lt; endl;</text:span></text:p>
      <text:p text:style-name="Standard"><text:span text:style-name="T392"><text:s text:c="12"/>cout &lt;&lt; " \ <text:s/>$$ /$$/ | $$ <text:s/>\ $$| $$ <text:s/>| $$ <text:s text:c="5"/>| $$ /$$$| $$| $$ <text:s/>\ $$| $$$$| $$"&lt;&lt; endl;</text:span></text:p>
      <text:p text:style-name="Standard"><text:span text:style-name="T393"><text:s text:c="12"/>cout &lt;&lt; " <text:s/>\ <text:s/>$$$$/ <text:s/>| $$ <text:s/>| $$| $$ <text:s/>| $$ <text:s text:c="5"/>| $$/$$ $$ $$| $$ <text:s/>| $$| $$ $$ $$"&lt;&lt; endl;</text:span></text:p>
      <text:p text:style-name="Standard"><text:span text:style-name="T394"><text:s text:c="12"/>cout &lt;&lt; " <text:s/></text:span><text:span text:style-name="T395"><text:s/>\ <text:s/>$$/ <text:s text:c="2"/>| $$ <text:s/>| $$| $$ <text:s/>| $$ <text:s text:c="5"/>| $$$$_ <text:s/>$$$$| $$ <text:s/>| $$| $$ <text:s/>$$$$" &lt;&lt; endl;</text:span></text:p>
      <text:p text:style-name="Standard"><text:span text:style-name="T396"><text:s text:c="12"/>cout &lt;&lt; " <text:s text:c="3"/>| $$ <text:s text:c="3"/>| $$ <text:s/>| $$| $$ <text:s/>| $$ <text:s text:c="5"/>| $$$/ \ <text:s/>$$$| $$ <text:s/>| $$| $$\ <text:s/>$$$" &lt;&lt; endl;</text:span></text:p>
      <text:p text:style-name="Standard"><text:span text:style-name="T397"><text:s text:c="12"/>cout &lt;&lt; " <text:s text:c="3"/>| $$ <text:s text:c="3"/>| <text:s/>$$$$$$/| <text:s/>$$$$$$/ <text:s text:c="5"/>| $$/ <text:s text:c="2"/>\ <text:s/>$$|</text:span><text:span text:style-name="T398"><text:s text:c="2"/>$$$$$$/| $$ \ <text:s/>$$" &lt;&lt; endl;</text:span></text:p>
      <text:p text:style-name="Standard"><text:span text:style-name="T399"><text:s text:c="12"/>cout &lt;&lt; " <text:s text:c="3"/>|__/ <text:s text:c="4"/>\______/ <text:s/>\______/ <text:s text:c="6"/>|__/ <text:s text:c="4"/>\__/ \______/ |__/ <text:s/>\__/" &lt;&lt; endl;</text:span></text:p>
      <text:p text:style-name="Standard"><text:span text:style-name="T400"><text:s text:c="8"/>}</text:span></text:p>
      <text:p text:style-name="Standard"><text:span text:style-name="T401"><text:s text:c="4"/>}</text:span></text:p>
      <text:p text:style-name="Standard"><text:span text:style-name="T402">}</text:span></text:p>
      <text:p text:style-name="Standard"><text:span text:style-name="T403">int maze_map_hard [21][56] =</text:span></text:p>
      <text:p text:style-name="Standard"><text:span text:style-name="T404">{</text:span></text:p>
      <text:p text:style-name="Standard"><text:span text:style-name="T405">// 0 0 0 0 0 0 0 0 0 1 1 1 1 1 1 1 1 1 1 2 2 2 2 2 2 2 2 2 2 3 3 3 3 3 3 3</text:span><text:span text:style-name="T406"><text:s/>3 3 3 4 4 4 4 4 4 4 4 4 4 5 5 5 5 5 5 5</text:span></text:p>
      <text:p text:style-name="Standard"><text:span text:style-name="T407">// 1 2 3 4 5 6 7 8 9 0 1 2 3 4 5 6 7 8 9 0 1 2 3 4 5 6 7 8 9 0 1 2 3 4 5 6 7 8 9 0 1 2 3 4 5 6 7 8 9 0 1 2 3 4 5 6</text:span></text:p>
      <text:p text:style-name="Standard"><text:span text:style-name="T408"><text:s text:c="2"/>{},</text:span></text:p>
      <text:p text:style-name="Standard"><text:span text:style-name="T409"><text:s text:c="2"/>{1,1,0,0,0,0,0,0,0,0,0,0,1,1,0,0,0,0,0,0,0,0,0,0,0,0,0,0,0,0,1,1,0,0,0,0,0,0,0,0,0,0,0,0,0,1</text:span><text:span text:style-name="T410">,1,0,0,0,</text:span><text:soft-page-break/><text:span text:style-name="T411">0,1,1,0,1,1},</text:span></text:p>
      <text:p text:style-name="Standard"><text:span text:style-name="T412"><text:s text:c="2"/>{1,1,1,1,1,1,1,1,1,1,1,0,1,1,0,1,1,1,1,1,0,1,1,1,1,1,0,1,1,1,1,1,1,1,1,1,1,1,0,1,1,0,1,1,1,1,1,0,1,1,1,1,1,0,1,1},</text:span></text:p>
      <text:p text:style-name="Standard"><text:span text:style-name="T413"><text:s text:c="2"/>{1,1,0,1,1,0,0,0,0,0,0,0,1,1,0,0,0,0,1,1,0,1,1,0,0,0,0,1,1,0,1,1,0,0,0,0,0,0,0,1,1,0,0,0,0,0,0,0,1,1,0,0,0,0,1,1},</text:span></text:p>
      <text:p text:style-name="Standard"><text:span text:style-name="T414"><text:s text:c="2"/>{1,1,}</text:span></text:p>
      <text:p text:style-name="P415"/>
      <text:p text:style-name="Standard"><text:span text:style-name="T416">};</text:span></text:p>
      <text:p text:style-name="P417"/>
      <text:p text:style-name="P418"/>
      <text:p text:style-name="Standard"><text:span text:style-name="T419">void draw_maze_hard()</text:span></text:p>
      <text:p text:style-name="Standard"><text:span text:style-name="T420">{</text:span></text:p>
      <text:p text:style-name="Standard"><text:span text:style-name="T421"><text:s text:c="6"/>// This loop will increment until it reaches twenty-one because it is the vertical line</text:span></text:p>
      <text:p text:style-name="Standard"><text:span text:style-name="T422"><text:s text:c="2"/>for (int v = 0; v &lt; 21; v++)</text:span></text:p>
      <text:p text:style-name="Standard"><text:span text:style-name="T423"><text:s text:c="2"/>{</text:span></text:p>
      <text:p text:style-name="Standard"><text:span text:style-name="T424"><text:s text:c="4"/>// This loop will increment until it reaches thirty-one because it is the<text:s/></text:span><text:span text:style-name="T425">horizontal line</text:span></text:p>
      <text:p text:style-name="Standard"><text:span text:style-name="T426"><text:s text:c="4"/>for (int h = 0; h &lt; 56; h++)</text:span></text:p>
      <text:p text:style-name="Standard"><text:span text:style-name="T427"><text:s text:c="4"/>{</text:span></text:p>
      <text:p text:style-name="Standard"><text:span text:style-name="T428"><text:s text:c="6"/>switch (maze_map_hard[v][h])</text:span></text:p>
      <text:p text:style-name="Standard"><text:span text:style-name="T429"><text:s text:c="6"/>{</text:span></text:p>
      <text:p text:style-name="Standard"><text:span text:style-name="T430"><text:s text:c="8"/>// These cases are defining what the numbers mean</text:span></text:p>
      <text:p text:style-name="Standard"><text:span text:style-name="T431"><text:s text:c="8"/>// The break breaks the switch</text:span></text:p>
      <text:p text:style-name="Standard"><text:span text:style-name="T432"><text:s text:c="8"/>case 0:</text:span></text:p>
      <text:p text:style-name="Standard"><text:span text:style-name="T433"><text:s text:c="13"/>cout &lt;&lt; " ";</text:span></text:p>
      <text:p text:style-name="Standard"><text:span text:style-name="T434"><text:s text:c="13"/>break;</text:span></text:p>
      <text:p text:style-name="Standard"><text:span text:style-name="T435"><text:s text:c="8"/>case 1:</text:span></text:p>
      <text:p text:style-name="Standard"><text:span text:style-name="T436"><text:s text:c="13"/>// Char 219 is simply a block</text:span></text:p>
      <text:p text:style-name="Standard"><text:span text:style-name="T437"><text:s text:c="13"/>cout &lt;&lt; "|";</text:span></text:p>
      <text:p text:style-name="Standard"><text:span text:style-name="T438"><text:s text:c="13"/>break;</text:span></text:p>
      <text:p text:style-name="Standard"><text:span text:style-name="T439"><text:s text:c="8"/>case 2:</text:span></text:p>
      <text:p text:style-name="Standard"><text:span text:style-name="T440"><text:s text:c="13"/>cout &lt;&lt; " ";</text:span></text:p>
      <text:p text:style-name="Standard"><text:span text:style-name="T441"><text:s text:c="13"/>break;</text:span></text:p>
      <text:p text:style-name="Standard"><text:span text:style-name="T442"><text:s text:c="6"/>}</text:span></text:p>
      <text:p text:style-name="Standard"><text:span text:style-name="T443"><text:s text:c="4"/>}</text:span></text:p>
      <text:p text:style-name="Standard"><text:span text:style-name="T444"><text:s text:c="3"/>cout &lt;&lt; endl;</text:span></text:p>
      <text:p text:style-name="Standard"><text:span text:style-name="T445"><text:s text:c="2"/>}</text:span></text:p>
      <text:p text:style-name="Standard"><text:span text:style-name="T446">}</text:span></text:p>
      <text:p text:style-name="P447"/>
      <text:p text:style-name="P448"/>
      <text:p text:style-name="P449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3333in" fo:margin-bottom="0.0833in" fo:line-height="100%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 fo:line-height="100%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 fo:line-height="100%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 fo:line-height="100%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 fo:line-height="100%"/>
      <style:text-properties fo:font-weight="bold" style:font-weight-asian="bold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 fo:line-height="100%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 fo:line-height="100%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 fo:line-height="100%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aile</meta:initial-creator>
    <dc:creator>haile</dc:creator>
    <meta:creation-date>2018-05-07T02:56:00Z</meta:creation-date>
    <dc:date>2018-05-07T02:57:00Z</dc:date>
    <meta:template xlink:href="Normal" xlink:type="simple"/>
    <meta:editing-cycles>2</meta:editing-cycles>
    <meta:editing-duration>PT60S</meta:editing-duration>
    <meta:document-statistic meta:page-count="11" meta:paragraph-count="27" meta:word-count="2021" meta:character-count="13514" meta:row-count="96" meta:non-whitespace-character-count="11520"/>
  </office:meta>
</office:document-meta>
</file>